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458cm" table:align="left"/>
    </style:style>
    <style:style style:name="Table1.A" style:family="table-column">
      <style:table-column-properties style:column-width="2.3cm"/>
    </style:style>
    <style:style style:name="Table1.B" style:family="table-column">
      <style:table-column-properties style:column-width="10.158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0.425cm"/>
    </style:style>
    <style:style style:name="Table2.B" style:family="table-column">
      <style:table-column-properties style:column-width="16.575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0.425cm"/>
    </style:style>
    <style:style style:name="Table3.B" style:family="table-column">
      <style:table-column-properties style:column-width="16.575cm"/>
    </style:style>
    <style:style style:name="Table3.A1" style:family="table-cell">
      <style:table-cell-properties style:vertical-align="middle" fo:padding="0.049cm" fo:border="none"/>
    </style:style>
    <style:style style:name="Table4" style:family="table">
      <style:table-properties style:width="12.458cm" table:align="left"/>
    </style:style>
    <style:style style:name="Table4.A" style:family="table-column">
      <style:table-column-properties style:column-width="2.3cm"/>
    </style:style>
    <style:style style:name="Table4.B" style:family="table-column">
      <style:table-column-properties style:column-width="10.158cm"/>
    </style:style>
    <style:style style:name="Table4.A1" style:family="table-cell">
      <style:table-cell-properties style:vertical-align="middle" fo:padding="0.049cm" fo:border="none"/>
    </style:style>
    <style:style style:name="Table5" style:family="table">
      <style:table-properties style:width="13.802cm" table:align="left"/>
    </style:style>
    <style:style style:name="Table5.A" style:family="table-column">
      <style:table-column-properties style:column-width="0.425cm"/>
    </style:style>
    <style:style style:name="Table5.B" style:family="table-column">
      <style:table-column-properties style:column-width="13.377cm"/>
    </style:style>
    <style:style style:name="Table5.A1" style:family="table-cell">
      <style:table-cell-properties style:vertical-align="middle" fo:padding="0.049cm" fo:border="none"/>
    </style:style>
    <style:style style:name="Table6" style:family="table">
      <style:table-properties style:width="9.449cm" table:align="left"/>
    </style:style>
    <style:style style:name="Table6.A" style:family="table-column">
      <style:table-column-properties style:column-width="2.3cm"/>
    </style:style>
    <style:style style:name="Table6.B" style:family="table-column">
      <style:table-column-properties style:column-width="7.149cm"/>
    </style:style>
    <style:style style:name="Table6.A1" style:family="table-cell">
      <style:table-cell-properties style:vertical-align="middle" fo:padding="0.049cm" fo:border="none"/>
    </style:style>
    <style:style style:name="Table7" style:family="table">
      <style:table-properties style:width="15.734cm" table:align="left"/>
    </style:style>
    <style:style style:name="Table7.A" style:family="table-column">
      <style:table-column-properties style:column-width="0.425cm"/>
    </style:style>
    <style:style style:name="Table7.B" style:family="table-column">
      <style:table-column-properties style:column-width="15.309cm"/>
    </style:style>
    <style:style style:name="Table7.A1" style:family="table-cell">
      <style:table-cell-properties style:vertical-align="middle" fo:padding="0.049cm" fo:border="none"/>
    </style:style>
    <style:style style:name="Table8" style:family="table">
      <style:table-properties style:width="7.013cm" table:align="left"/>
    </style:style>
    <style:style style:name="Table8.A" style:family="table-column">
      <style:table-column-properties style:column-width="2.3cm"/>
    </style:style>
    <style:style style:name="Table8.B" style:family="table-column">
      <style:table-column-properties style:column-width="4.713cm"/>
    </style:style>
    <style:style style:name="Table8.A1" style:family="table-cell">
      <style:table-cell-properties style:vertical-align="middle" fo:padding="0.049cm" fo:border="none"/>
    </style:style>
    <style:style style:name="Table9" style:family="table">
      <style:table-properties style:width="9.497cm" table:align="left"/>
    </style:style>
    <style:style style:name="Table9.A" style:family="table-column">
      <style:table-column-properties style:column-width="0.425cm"/>
    </style:style>
    <style:style style:name="Table9.B" style:family="table-column">
      <style:table-column-properties style:column-width="9.072cm"/>
    </style:style>
    <style:style style:name="Table9.A1" style:family="table-cell">
      <style:table-cell-properties style:vertical-align="middle" fo:padding="0.049cm" fo:border="none"/>
    </style:style>
    <style:style style:name="Table10" style:family="table">
      <style:table-properties style:width="12.39cm" table:align="left"/>
    </style:style>
    <style:style style:name="Table10.A" style:family="table-column">
      <style:table-column-properties style:column-width="2.3cm"/>
    </style:style>
    <style:style style:name="Table10.B" style:family="table-column">
      <style:table-column-properties style:column-width="10.089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0.425cm"/>
    </style:style>
    <style:style style:name="Table11.B" style:family="table-column">
      <style:table-column-properties style:column-width="16.575cm"/>
    </style:style>
    <style:style style:name="Table11.A1" style:family="table-cell">
      <style:table-cell-properties style:vertical-align="middle" fo:padding="0.049cm" fo:border="none"/>
    </style:style>
    <style:style style:name="Table12" style:family="table">
      <style:table-properties style:width="9.449cm" table:align="left"/>
    </style:style>
    <style:style style:name="Table12.A" style:family="table-column">
      <style:table-column-properties style:column-width="2.3cm"/>
    </style:style>
    <style:style style:name="Table12.B" style:family="table-column">
      <style:table-column-properties style:column-width="7.149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0.425cm"/>
    </style:style>
    <style:style style:name="Table13.B" style:family="table-column">
      <style:table-column-properties style:column-width="16.575cm"/>
    </style:style>
    <style:style style:name="Table13.A1" style:family="table-cell">
      <style:table-cell-properties style:vertical-align="middle" fo:padding="0.049cm" fo:border="none"/>
    </style:style>
    <style:style style:name="Table14" style:family="table">
      <style:table-properties style:width="14.901cm" table:align="left"/>
    </style:style>
    <style:style style:name="Table14.A" style:family="table-column">
      <style:table-column-properties style:column-width="0.219cm"/>
    </style:style>
    <style:style style:name="Table14.B" style:family="table-column">
      <style:table-column-properties style:column-width="14.683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0.425cm"/>
    </style:style>
    <style:style style:name="Table15.B" style:family="table-column">
      <style:table-column-properties style:column-width="16.575cm"/>
    </style:style>
    <style:style style:name="Table15.A1" style:family="table-cell">
      <style:table-cell-properties style:vertical-align="middle" fo:padding="0.049cm" fo:border="none"/>
    </style:style>
    <style:style style:name="Table16" style:family="table">
      <style:table-properties style:width="9.449cm" table:align="left"/>
    </style:style>
    <style:style style:name="Table16.A" style:family="table-column">
      <style:table-column-properties style:column-width="2.3cm"/>
    </style:style>
    <style:style style:name="Table16.B" style:family="table-column">
      <style:table-column-properties style:column-width="7.149cm"/>
    </style:style>
    <style:style style:name="Table16.A1" style:family="table-cell">
      <style:table-cell-properties style:vertical-align="middle" fo:padding="0.049cm" fo:border="none"/>
    </style:style>
    <style:style style:name="Table17" style:family="table">
      <style:table-properties style:width="15.51cm" table:align="left"/>
    </style:style>
    <style:style style:name="Table17.A" style:family="table-column">
      <style:table-column-properties style:column-width="0.219cm"/>
    </style:style>
    <style:style style:name="Table17.B" style:family="table-column">
      <style:table-column-properties style:column-width="15.291cm"/>
    </style:style>
    <style:style style:name="Table17.A1" style:family="table-cell">
      <style:table-cell-properties style:vertical-align="middle" fo:padding="0.049cm" fo:border="none"/>
    </style:style>
    <style:style style:name="Table18" style:family="table">
      <style:table-properties style:width="9.449cm" table:align="left"/>
    </style:style>
    <style:style style:name="Table18.A" style:family="table-column">
      <style:table-column-properties style:column-width="2.3cm"/>
    </style:style>
    <style:style style:name="Table18.B" style:family="table-column">
      <style:table-column-properties style:column-width="7.149cm"/>
    </style:style>
    <style:style style:name="Table18.A1" style:family="table-cell">
      <style:table-cell-properties style:vertical-align="middle" fo:padding="0.049cm" fo:border="none"/>
    </style:style>
    <style:style style:name="Table19" style:family="table">
      <style:table-properties style:width="11.162cm" table:align="left"/>
    </style:style>
    <style:style style:name="Table19.A" style:family="table-column">
      <style:table-column-properties style:column-width="0.219cm"/>
    </style:style>
    <style:style style:name="Table19.B" style:family="table-column">
      <style:table-column-properties style:column-width="10.943cm"/>
    </style:style>
    <style:style style:name="Table19.A1" style:family="table-cell">
      <style:table-cell-properties style:vertical-align="middle" fo:padding="0.049cm" fo:border="none"/>
    </style:style>
    <style:style style:name="Table20" style:family="table">
      <style:table-properties style:width="12.816cm" table:align="left"/>
    </style:style>
    <style:style style:name="Table20.A" style:family="table-column">
      <style:table-column-properties style:column-width="2.3cm"/>
    </style:style>
    <style:style style:name="Table20.B" style:family="table-column">
      <style:table-column-properties style:column-width="10.516cm"/>
    </style:style>
    <style:style style:name="Table20.A1" style:family="table-cell">
      <style:table-cell-properties style:vertical-align="middle" fo:padding="0.049cm" fo:border="none"/>
    </style:style>
    <style:style style:name="Table21" style:family="table">
      <style:table-properties style:width="10.687cm" table:align="left"/>
    </style:style>
    <style:style style:name="Table21.A" style:family="table-column">
      <style:table-column-properties style:column-width="2.3cm"/>
    </style:style>
    <style:style style:name="Table21.B" style:family="table-column">
      <style:table-column-properties style:column-width="8.387cm"/>
    </style:style>
    <style:style style:name="Table21.A1" style:family="table-cell">
      <style:table-cell-properties style:vertical-align="middle" fo:padding="0.049cm" fo:border="none"/>
    </style:style>
    <style:style style:name="Table22" style:family="table">
      <style:table-properties style:width="17cm" table:align="left"/>
    </style:style>
    <style:style style:name="Table22.A" style:family="table-column">
      <style:table-column-properties style:column-width="0.425cm"/>
    </style:style>
    <style:style style:name="Table22.B" style:family="table-column">
      <style:table-column-properties style:column-width="16.575cm"/>
    </style:style>
    <style:style style:name="Table22.A1" style:family="table-cell">
      <style:table-cell-properties style:vertical-align="middle" fo:padding="0.049cm" fo:border="none"/>
    </style:style>
    <style:style style:name="Table23" style:family="table">
      <style:table-properties style:width="6.856cm" table:align="left"/>
    </style:style>
    <style:style style:name="Table23.A" style:family="table-column">
      <style:table-column-properties style:column-width="2.3cm"/>
    </style:style>
    <style:style style:name="Table23.B" style:family="table-column">
      <style:table-column-properties style:column-width="4.556cm"/>
    </style:style>
    <style:style style:name="Table23.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left="1cm" fo:margin-right="0cm" fo:text-indent="0cm" style:auto-text-indent="false"/>
    </style:style>
    <style:style style:name="P3" style:family="paragraph" style:parent-style-name="Preformatted_20_Text">
      <style:paragraph-properties fo:margin-left="1cm" fo:margin-right="0cm" fo:margin-top="0cm" fo:margin-bottom="0.499cm" loext:contextual-spacing="false" fo:text-indent="0cm" style:auto-text-indent="false"/>
    </style:style>
    <style:style style:name="P4" style:family="paragraph" style:parent-style-name="Standard">
      <style:paragraph-properties fo:margin-top="0cm" fo:margin-bottom="0.499cm" loext:contextual-spacing="false"/>
    </style:style>
    <style:style style:name="P5" style:family="paragraph" style:parent-style-name="Text_20_body" style:list-style-name="L1"/>
    <style:style style:name="P6" style:family="paragraph" style:parent-style-name="Text_20_body">
      <style:paragraph-properties fo:margin-top="0cm" fo:margin-bottom="0cm" loext:contextual-spacing="false"/>
    </style:style>
    <style:style style:name="P7" style:family="paragraph" style:parent-style-name="Table_20_Contents">
      <style:text-properties fo:font-weight="bold"/>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fo:margin-top="0cm" fo:margin-bottom="0.499cm" loext:contextual-spacing="false"/>
    </style:style>
    <style:style style:name="P10" style:family="paragraph" style:parent-style-name="Table_20_Heading">
      <style:paragraph-properties fo:margin-top="0cm" fo:margin-bottom="0.499cm" loext:contextual-spacing="false"/>
    </style:style>
    <style:style style:name="P11" style:family="paragraph" style:parent-style-name="List_20_Heading">
      <style:paragraph-properties fo:margin-top="0cm" fo:margin-bottom="0.499cm" loext:contextual-spacing="false"/>
    </style:style>
    <style:style style:name="P12" style:family="paragraph" style:parent-style-name="List_20_Contents">
      <style:paragraph-properties fo:margin-top="0cm" fo:margin-bottom="0.499cm" loext:contextual-spacing="false"/>
    </style:style>
    <style:style style:name="T1"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a xlink:type="simple" xlink:href="https://jenkins.io/doc/book/pipeline/syntax/#steps" text:style-name="Internet_20_link" text:visited-style-name="Visited_20_Internet_20_Link">jenkins.io</text:a> </text:p>
      <text:h text:style-name="Heading_20_1" text:outline-level="1">Pipeline Syntax</text:h>
      <text:p text:style-name="P6">26-33 minutes</text:p>
      <text:p text:style-name="Horizontal_20_Line"/>
      <text:section text:style-name="Sect1" text:name="readability-page-1">
        <text:p text:style-name="Text_20_body">Declarative Pipeline is a relatively recent addition to Jenkins Pipeline which presents a more simplified and opinionated syntax on top of the Pipeline sub-systems.</text:p>
        <text:p text:style-name="Text_20_body">All valid Declarative Pipelines must be enclosed within a <text:span text:style-name="Source_20_Text">pipeline</text:span> block, for example:</text:p>
        <text:p text:style-name="Preformatted_20_Text"><text:span text:style-name="Source_20_Text">pipeline {</text:span></text:p>
        <text:p text:style-name="Preformatted_20_Text"><text:span text:style-name="Source_20_Text"><text:s text:c="4"/>/* insert Declarative Pipeline here */</text:span></text:p>
        <text:p text:style-name="P1"><text:span text:style-name="Source_20_Text">}</text:span></text:p>
        <text:p text:style-name="Text_20_body">The basic statements and expressions which are valid in Declarative Pipeline follow the same rules as <text:a xlink:type="simple" xlink:href="http://groovy-lang.org/syntax.html" text:style-name="Internet_20_link" text:visited-style-name="Visited_20_Internet_20_Link">Groovy’s syntax</text:a> with the following exceptions:</text:p>
        <text:list xml:id="list1156720700" text:style-name="L1">
          <text:list-item>
            <text:p text:style-name="P5">The top-level of the Pipeline must be a <text:span text:style-name="Emphasis">block</text:span>, specifically: <text:span text:style-name="Source_20_Text">pipeline { }</text:span></text:p>
          </text:list-item>
          <text:list-item>
            <text:p text:style-name="P5">No semicolons as statement separators. Each statement has to be on its own line</text:p>
          </text:list-item>
          <text:list-item>
            <text:p text:style-name="P5">Blocks must only consist of <text:a xlink:type="simple" xlink:href="#declarative-sections" text:style-name="Internet_20_link" text:visited-style-name="Visited_20_Internet_20_Link">Sections</text:a>, <text:a xlink:type="simple" xlink:href="#declarative-directives" text:style-name="Internet_20_link" text:visited-style-name="Visited_20_Internet_20_Link">Directives</text:a>, <text:a xlink:type="simple" xlink:href="#declarative-steps" text:style-name="Internet_20_link" text:visited-style-name="Visited_20_Internet_20_Link">Steps</text:a>, or assignment statements.</text:p>
          </text:list-item>
          <text:list-item>
            <text:p text:style-name="P5">A property reference statement is treated as no-argument method invocation. So for example, input is treated as input()</text:p>
          </text:list-item>
        </text:list>
        <text:h text:style-name="Heading_20_3" text:outline-level="3"><text:bookmark text:name="declarative-sections"/>Sections</text:h>
        <text:p text:style-name="Text_20_body">Sections in Declarative Pipeline typically contain one or more <text:a xlink:type="simple" xlink:href="#declarative-directives" text:style-name="Internet_20_link" text:visited-style-name="Visited_20_Internet_20_Link">Directives</text:a> or <text:a xlink:type="simple" xlink:href="#declarative-steps" text:style-name="Internet_20_link" text:visited-style-name="Visited_20_Internet_20_Link">Steps</text:a>.</text:p>
        <text:h text:style-name="Heading_20_4" text:outline-level="4"><text:bookmark text:name="agent"/>agent</text:h>
        <text:p text:style-name="Text_20_body">The <text:span text:style-name="Source_20_Text">agent</text:span> section specifies where the entire Pipeline, or a specific stage, will execute in the Jenkins environment depending on where the <text:span text:style-name="Source_20_Text">agent</text:span> section is placed. The section must be defined at the top-level inside the <text:span text:style-name="Source_20_Text">pipeline</text:span> block, but stage-level usage is optional.</text:p>
        <table:table table:name="Table1" table:style-name="Table1">
          <table:table-column table:style-name="Table1.A"/>
          <table:table-column table:style-name="Table1.B"/>
          <table:table-row>
            <table:table-cell table:style-name="Table1.A1" office:value-type="string">
              <text:p text:style-name="P10">Required</text:p>
            </table:table-cell>
            <table:table-cell table:style-name="Table1.A1" office:value-type="string">
              <text:p text:style-name="P9">Yes</text:p>
            </table:table-cell>
          </table:table-row>
          <table:table-row>
            <table:table-cell table:style-name="Table1.A1" office:value-type="string">
              <text:p text:style-name="P10">Parameters</text:p>
            </table:table-cell>
            <table:table-cell table:style-name="Table1.A1" office:value-type="string">
              <text:p text:style-name="P9"><text:a xlink:type="simple" xlink:href="#agent-parameters" text:style-name="Internet_20_link" text:visited-style-name="Visited_20_Internet_20_Link">Described below</text:a></text:p>
            </table:table-cell>
          </table:table-row>
          <table:table-row>
            <table:table-cell table:style-name="Table1.A1" office:value-type="string">
              <text:p text:style-name="P10">Allowed</text:p>
            </table:table-cell>
            <table:table-cell table:style-name="Table1.A1" office:value-type="string">
              <text:p text:style-name="P9">In the top-level <text:span text:style-name="Source_20_Text">pipeline</text:span> block and each <text:span text:style-name="Source_20_Text">stage</text:span> block.</text:p>
            </table:table-cell>
          </table:table-row>
        </table:table>
        <text:h text:style-name="Heading_20_5" text:outline-level="5"><text:bookmark text:name="agent-parameters"/>Parameters</text:h>
        <text:p text:style-name="Text_20_body">In order to support the wide variety of use-cases Pipeline authors may have, the <text:span text:style-name="Source_20_Text">agent</text:span> section supports a few different types of parameters. These parameters can be applied at the top-level of the <text:span text:style-name="Source_20_Text">pipeline</text:span> block, or within each <text:span text:style-name="Source_20_Text">stage</text:span> directive.</text:p>
        <text:p text:style-name="P11">any </text:p>
        <text:p text:style-name="P12"><text:soft-page-break/>Execute the Pipeline, or stage, on any available agent. For example: <text:span text:style-name="Source_20_Text">agent any</text:span></text:p>
        <text:p text:style-name="P11">none </text:p>
        <text:p text:style-name="P12">When applied at the top-level of the <text:span text:style-name="Source_20_Text">pipeline</text:span> block no global agent will be allocated for the entire Pipeline run and each <text:span text:style-name="Source_20_Text">stage</text:span> section will need to contain its own <text:span text:style-name="Source_20_Text">agent</text:span> section. For example: <text:span text:style-name="Source_20_Text">agent none</text:span></text:p>
        <text:p text:style-name="P11">label </text:p>
        <text:p text:style-name="P12">Execute the Pipeline, or stage, on an agent available in the Jenkins environment with the provided label. For example: <text:span text:style-name="Source_20_Text">agent { label 'my-defined-label' }</text:span></text:p>
        <text:p text:style-name="P11">node </text:p>
        <text:p text:style-name="P12"><text:span text:style-name="Source_20_Text">agent { node { label 'labelName' } }</text:span> behaves the same as <text:span text:style-name="Source_20_Text">agent { label 'labelName' }</text:span>, but <text:span text:style-name="Source_20_Text">node</text:span> allows for additional options (such as <text:span text:style-name="Source_20_Text">customWorkspace</text:span>).</text:p>
        <text:p text:style-name="P11">docker </text:p>
        <text:p text:style-name="P12">Execute the Pipeline, or stage, with the given container which will be dynamically provisioned on a <text:a xlink:type="simple" xlink:href="https://jenkins.io/doc/book/pipeline/syntax/../../glossary/#node" text:style-name="Internet_20_link" text:visited-style-name="Visited_20_Internet_20_Link">node</text:a> pre-configured to accept Docker-based Pipelines, or on a node matching the optionally defined <text:span text:style-name="Source_20_Text">label</text:span> parameter. <text:span text:style-name="Source_20_Text">docker</text:span> also optionally accepts an <text:span text:style-name="Source_20_Text">args</text:span> parameter which may contain arguments to pass directly to a <text:span text:style-name="Source_20_Text">docker run</text:span> invocation, and an <text:span text:style-name="Source_20_Text">alwaysPull</text:span> option, which will force a <text:span text:style-name="Source_20_Text">docker pull</text:span> even if the image name is already present. For example: <text:span text:style-name="Source_20_Text">agent { docker 'maven:3-alpine' }</text:span> or</text:p>
        <text:p text:style-name="P2"><text:span text:style-name="Source_20_Text">agent {</text:span></text:p>
        <text:p text:style-name="P2"><text:span text:style-name="Source_20_Text"><text:s text:c="4"/>docker {</text:span></text:p>
        <text:p text:style-name="P2"><text:span text:style-name="Source_20_Text"><text:s text:c="8"/>image 'maven:3-alpine'</text:span></text:p>
        <text:p text:style-name="P2"><text:span text:style-name="Source_20_Text"><text:s text:c="8"/>label 'my-defined-label'</text:span></text:p>
        <text:p text:style-name="P2"><text:span text:style-name="Source_20_Text"><text:s text:c="8"/>args <text:s/>'-v /tmp:/tmp'</text:span></text:p>
        <text:p text:style-name="P2"><text:span text:style-name="Source_20_Text"><text:s text:c="4"/>}</text:span></text:p>
        <text:p text:style-name="P3"><text:span text:style-name="Source_20_Text">}</text:span></text:p>
        <text:p text:style-name="P11">dockerfile </text:p>
        <text:p text:style-name="P12">Execute the Pipeline, or stage, with a container built from a <text:span text:style-name="Source_20_Text">Dockerfile</text:span> contained in the source repository. In order to use this option, the <text:span text:style-name="Source_20_Text">Jenkinsfile</text:span> must be loaded from either a Multibranch Pipeline, or a "Pipeline from SCM." Conventionally this is the <text:span text:style-name="Source_20_Text">Dockerfile</text:span> in the root of the source repository: <text:span text:style-name="Source_20_Text">agent { dockerfile true }</text:span>. If building a <text:span text:style-name="Source_20_Text">Dockerfile</text:span> in another directory, use the <text:span text:style-name="Source_20_Text">dir</text:span> option: <text:span text:style-name="Source_20_Text">agent { dockerfile { dir 'someSubDir' } }</text:span>. If your <text:span text:style-name="Source_20_Text">Dockerfile</text:span> has another name, you can specify the file name with the <text:span text:style-name="Source_20_Text">filename</text:span> option. You can pass additional arguments to the <text:span text:style-name="Source_20_Text">docker build ...</text:span> command with the <text:span text:style-name="Source_20_Text">additionalBuildArgs</text:span> option, like <text:span text:style-name="Source_20_Text">agent { dockerfile { additionalBuildArgs '--build-arg foo=bar' } }</text:span>. For example, a repository with the file <text:span text:style-name="Source_20_Text">build/Dockerfile.build</text:span>, expecting a build argument <text:span text:style-name="Source_20_Text">version</text:span>:</text:p>
        <text:p text:style-name="P2"><text:span text:style-name="Source_20_Text">agent {</text:span></text:p>
        <text:p text:style-name="P2"><text:soft-page-break/><text:span text:style-name="Source_20_Text"><text:s text:c="4"/>// Equivalent to "docker build -f Dockerfile.build --build-arg version=1.0.2 ./build/</text:span></text:p>
        <text:p text:style-name="P2"><text:span text:style-name="Source_20_Text"><text:s text:c="4"/>dockerfile {</text:span></text:p>
        <text:p text:style-name="P2"><text:span text:style-name="Source_20_Text"><text:s text:c="8"/>filename 'Dockerfile.build'</text:span></text:p>
        <text:p text:style-name="P2"><text:span text:style-name="Source_20_Text"><text:s text:c="8"/>dir 'build'</text:span></text:p>
        <text:p text:style-name="P2"><text:span text:style-name="Source_20_Text"><text:s text:c="8"/>label 'my-defined-label'</text:span></text:p>
        <text:p text:style-name="P2"><text:span text:style-name="Source_20_Text"><text:s text:c="8"/>additionalBuildArgs <text:s/>'--build-arg version=1.0.2'</text:span></text:p>
        <text:p text:style-name="P2"><text:span text:style-name="Source_20_Text"><text:s text:c="4"/>}</text:span></text:p>
        <text:p text:style-name="P3"><text:span text:style-name="Source_20_Text">}</text:span></text:p>
        <text:h text:style-name="Heading_20_5" text:outline-level="5"><text:bookmark text:name="common-options"/>Common Options</text:h>
        <text:p text:style-name="Text_20_body">These are a few options that can be applied two or more <text:span text:style-name="Source_20_Text">agent</text:span> implementations. They are not required unless explicitly stated.</text:p>
        <text:p text:style-name="P11">label </text:p>
        <text:p text:style-name="P12">A string. The label on which to run the Pipeline or individual <text:span text:style-name="Source_20_Text">stage</text:span>.</text:p>
        <text:p text:style-name="P12">This option is valid for <text:span text:style-name="Source_20_Text">node</text:span>, <text:span text:style-name="Source_20_Text">docker</text:span> and <text:span text:style-name="Source_20_Text">dockerfile</text:span>, and is required for <text:span text:style-name="Source_20_Text">node</text:span>.</text:p>
        <text:p text:style-name="P11">customWorkspace </text:p>
        <text:p text:style-name="P12">A string. Run the Pipeline or individual <text:span text:style-name="Source_20_Text">stage</text:span> this <text:span text:style-name="Source_20_Text">agent</text:span> is applied to within this custom workspace, rather than the default. It can be either a relative path, in which case the custom workspace will be under the workspace root on the node, or an absolute path. For example:</text:p>
        <text:p text:style-name="P2"><text:span text:style-name="Source_20_Text">agent {</text:span></text:p>
        <text:p text:style-name="P2"><text:span text:style-name="Source_20_Text"><text:s text:c="4"/>node {</text:span></text:p>
        <text:p text:style-name="P2"><text:span text:style-name="Source_20_Text"><text:s text:c="8"/>label 'my-defined-label'</text:span></text:p>
        <text:p text:style-name="P2"><text:span text:style-name="Source_20_Text"><text:s text:c="8"/>customWorkspace '/some/other/path'</text:span></text:p>
        <text:p text:style-name="P2"><text:span text:style-name="Source_20_Text"><text:s text:c="4"/>}</text:span></text:p>
        <text:p text:style-name="P3"><text:span text:style-name="Source_20_Text">}</text:span></text:p>
        <text:p text:style-name="P12">This option is valid for <text:span text:style-name="Source_20_Text">node</text:span>, <text:span text:style-name="Source_20_Text">docker</text:span> and <text:span text:style-name="Source_20_Text">dockerfile</text:span>.</text:p>
        <text:p text:style-name="P11">reuseNode </text:p>
        <text:p text:style-name="P12">A boolean, false by default. If true, run the container on the node specified at the top-level of the Pipeline, in the same workspace, rather than on a new node entirely.</text:p>
        <text:p text:style-name="P12">This option is valid for <text:span text:style-name="Source_20_Text">docker</text:span> and <text:span text:style-name="Source_20_Text">dockerfile</text:span>, and only has an effect when used on an <text:span text:style-name="Source_20_Text">agent</text:span> for an individual <text:span text:style-name="Source_20_Text">stage</text:span>.</text:p>
        <text:h text:style-name="Heading_20_5" text:outline-level="5"><text:bookmark text:name="agent-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 docker 'maven:3-alpine' } </text:span><text:span text:style-name="Source_20_Text"><text:span text:style-name="T1">(1)</text:span></text:span></text:p>
        <text:p text:style-name="Preformatted_20_Text"><text:span text:style-name="Source_20_Text"><text:s text:c="4"/>stages {</text:span></text:p>
        <text:p text:style-name="Preformatted_20_Text"><text:span text:style-name="Source_20_Text"><text:s text:c="8"/>stage('Example Build') {</text:span></text:p>
        <text:p text:style-name="Preformatted_20_Text"><text:span text:style-name="Source_20_Text"><text:s text:c="12"/>steps {</text:span></text:p>
        <text:p text:style-name="Preformatted_20_Text"><text:span text:style-name="Source_20_Text"><text:s text:c="16"/>sh 'mvn -B clean verify'</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oft-page-break/><text:span text:style-name="Source_20_Text">}</text:span></text:p>
        <table:table table:name="Table2" table:style-name="Table2">
          <table:table-column table:style-name="Table2.A"/>
          <table:table-column table:style-name="Table2.B"/>
          <table:table-row>
            <table:table-cell table:style-name="Table2.A1" office:value-type="string">
              <text:p text:style-name="P7">1</text:p>
            </table:table-cell>
            <table:table-cell table:style-name="Table2.A1" office:value-type="string">
              <text:p text:style-name="Table_20_Contents">Execute all the steps defined in this Pipeline within a newly created container of the given name and tag (<text:span text:style-name="Source_20_Text">maven:3-alpine</text:span>).</text:p>
            </table:table-cell>
          </table:table-row>
        </table:table>
        <text:h text:style-name="Heading_20_6" text:outline-level="6"><text:bookmark text:name="stage-level-code-agent-code-section"/>Stage-level <text:span text:style-name="Source_20_Text">agent</text:span> section</text:h>
        <text:p text:style-name="Text_20_body">Jenkinsfile (Declarative Pipeline)</text:p>
        <text:p text:style-name="Preformatted_20_Text"><text:span text:style-name="Source_20_Text">pipeline {</text:span></text:p>
        <text:p text:style-name="Preformatted_20_Text"><text:span text:style-name="Source_20_Text"><text:s text:c="4"/>agent none </text:span><text:span text:style-name="Source_20_Text"><text:span text:style-name="T1">(1)</text:span></text:span></text:p>
        <text:p text:style-name="Preformatted_20_Text"><text:span text:style-name="Source_20_Text"><text:s text:c="4"/>stages {</text:span></text:p>
        <text:p text:style-name="Preformatted_20_Text"><text:span text:style-name="Source_20_Text"><text:s text:c="8"/>stage('Example Build') {</text:span></text:p>
        <text:p text:style-name="Preformatted_20_Text"><text:span text:style-name="Source_20_Text"><text:s text:c="12"/>agent { docker 'maven:3-alpine' } </text:span><text:span text:style-name="Source_20_Text"><text:span text:style-name="T1">(2)</text:span></text:span></text:p>
        <text:p text:style-name="Preformatted_20_Text"><text:span text:style-name="Source_20_Text"><text:s text:c="12"/>steps {</text:span></text:p>
        <text:p text:style-name="Preformatted_20_Text"><text:span text:style-name="Source_20_Text"><text:s text:c="16"/>echo 'Hello, Maven'</text:span></text:p>
        <text:p text:style-name="Preformatted_20_Text"><text:span text:style-name="Source_20_Text"><text:s text:c="16"/>sh 'mvn --versio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stage('Example Test') {</text:span></text:p>
        <text:p text:style-name="Preformatted_20_Text"><text:span text:style-name="Source_20_Text"><text:s text:c="12"/>agent { docker 'openjdk:8-jre' } </text:span><text:span text:style-name="Source_20_Text"><text:span text:style-name="T1">(3)</text:span></text:span></text:p>
        <text:p text:style-name="Preformatted_20_Text"><text:span text:style-name="Source_20_Text"><text:s text:c="12"/>steps {</text:span></text:p>
        <text:p text:style-name="Preformatted_20_Text"><text:span text:style-name="Source_20_Text"><text:s text:c="16"/>echo 'Hello, JDK'</text:span></text:p>
        <text:p text:style-name="Preformatted_20_Text"><text:span text:style-name="Source_20_Text"><text:s text:c="16"/>sh 'java -versio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able:table table:name="Table3" table:style-name="Table3">
          <table:table-column table:style-name="Table3.A"/>
          <table:table-column table:style-name="Table3.B"/>
          <table:table-row>
            <table:table-cell table:style-name="Table3.A1" office:value-type="string">
              <text:p text:style-name="P7">1</text:p>
            </table:table-cell>
            <table:table-cell table:style-name="Table3.A1" office:value-type="string">
              <text:p text:style-name="Table_20_Contents">Defining <text:span text:style-name="Source_20_Text">agent none</text:span> at the top-level of the Pipeline ensures that <text:a xlink:type="simple" xlink:href="https://jenkins.io/doc/book/pipeline/syntax/../../glossary/#executor" text:style-name="Internet_20_link" text:visited-style-name="Visited_20_Internet_20_Link">an Executor</text:a> will not be assigned unnecessarily. Using <text:span text:style-name="Source_20_Text">agent none</text:span> also forces each <text:span text:style-name="Source_20_Text">stage</text:span> section contain its own <text:span text:style-name="Source_20_Text">agent</text:span> section.</text:p>
            </table:table-cell>
          </table:table-row>
          <table:table-row>
            <table:table-cell table:style-name="Table3.A1" office:value-type="string">
              <text:p text:style-name="P7">2</text:p>
            </table:table-cell>
            <table:table-cell table:style-name="Table3.A1" office:value-type="string">
              <text:p text:style-name="Table_20_Contents">Execute the steps in this stage in a newly created container using this image.</text:p>
            </table:table-cell>
          </table:table-row>
          <table:table-row>
            <table:table-cell table:style-name="Table3.A1" office:value-type="string">
              <text:p text:style-name="P7">3</text:p>
            </table:table-cell>
            <table:table-cell table:style-name="Table3.A1" office:value-type="string">
              <text:p text:style-name="Table_20_Contents">Execute the steps in this stage in a newly created container using a different image from the previous stage.</text:p>
            </table:table-cell>
          </table:table-row>
        </table:table>
        <text:h text:style-name="Heading_20_4" text:outline-level="4"><text:bookmark text:name="post"/>post</text:h>
        <text:p text:style-name="Text_20_body">The <text:span text:style-name="Source_20_Text">post</text:span> section defines one or more additional <text:a xlink:type="simple" xlink:href="#declarative-steps" text:style-name="Internet_20_link" text:visited-style-name="Visited_20_Internet_20_Link">steps</text:a> that are run upon the completion of a Pipeline’s or stage’s run (depending on the location of the <text:span text:style-name="Source_20_Text">post</text:span> section within the Pipeline). <text:span text:style-name="Source_20_Text">post</text:span> can support one of the following <text:a xlink:type="simple" xlink:href="#post-conditions" text:style-name="Internet_20_link" text:visited-style-name="Visited_20_Internet_20_Link">post-condition</text:a> blocks: <text:span text:style-name="Source_20_Text">always</text:span>, <text:span text:style-name="Source_20_Text">changed</text:span>, <text:span text:style-name="Source_20_Text">failure</text:span>, <text:span text:style-name="Source_20_Text">success</text:span>, <text:span text:style-name="Source_20_Text">unstable</text:span>, and <text:span text:style-name="Source_20_Text">aborted</text:span>. These condition blocks allow the execution of steps within the <text:span text:style-name="Source_20_Text">post</text:span> section depending on the completion status of the Pipeline or stage.</text:p>
        <table:table table:name="Table4" table:style-name="Table4">
          <table:table-column table:style-name="Table4.A"/>
          <table:table-column table:style-name="Table4.B"/>
          <table:table-row>
            <table:table-cell table:style-name="Table4.A1" office:value-type="string">
              <text:p text:style-name="P10">Required</text:p>
            </table:table-cell>
            <table:table-cell table:style-name="Table4.A1" office:value-type="string">
              <text:p text:style-name="P9">No</text:p>
            </table:table-cell>
          </table:table-row>
          <table:table-row>
            <table:table-cell table:style-name="Table4.A1" office:value-type="string">
              <text:p text:style-name="P10">Parameters</text:p>
            </table:table-cell>
            <table:table-cell table:style-name="Table4.A1" office:value-type="string">
              <text:p text:style-name="P9"><text:span text:style-name="Emphasis">None</text:span></text:p>
            </table:table-cell>
          </table:table-row>
          <table:table-row>
            <table:table-cell table:style-name="Table4.A1" office:value-type="string">
              <text:p text:style-name="P10">Allowed</text:p>
            </table:table-cell>
            <table:table-cell table:style-name="Table4.A1" office:value-type="string">
              <text:p text:style-name="P9">In the top-level <text:span text:style-name="Source_20_Text">pipeline</text:span> block and each <text:span text:style-name="Source_20_Text">stage</text:span> block.</text:p>
            </table:table-cell>
          </table:table-row>
        </table:table>
        <text:h text:style-name="Heading_20_5" text:outline-level="5"><text:bookmark text:name="post-conditions"/>Conditions</text:h>
        <text:p text:style-name="P11"><text:span text:style-name="Source_20_Text">always</text:span> </text:p>
        <text:p text:style-name="P12">Run the steps in the <text:span text:style-name="Source_20_Text">post</text:span> section regardless of the completion status of the Pipeline’s or stage’s run.</text:p>
        <text:p text:style-name="P11"><text:soft-page-break/><text:span text:style-name="Source_20_Text">changed</text:span> </text:p>
        <text:p text:style-name="P12">Only run the steps in <text:span text:style-name="Source_20_Text">post</text:span> if the current Pipeline’s or stage’s run has a different completion status from its previous run.</text:p>
        <text:p text:style-name="P11"><text:span text:style-name="Source_20_Text">failure</text:span> </text:p>
        <text:p text:style-name="P12">Only run the steps in <text:span text:style-name="Source_20_Text">post</text:span> if the current Pipeline’s or stage’s run has a "failed" status, typically denoted by red in the web UI.</text:p>
        <text:p text:style-name="P11"><text:span text:style-name="Source_20_Text">success</text:span> </text:p>
        <text:p text:style-name="P12">Only run the steps in <text:span text:style-name="Source_20_Text">post</text:span> if the current Pipeline’s or stage’s run has a "success" status, typically denoted by blue or green in the web UI.</text:p>
        <text:p text:style-name="P11"><text:span text:style-name="Source_20_Text">unstable</text:span> </text:p>
        <text:p text:style-name="P12">Only run the steps in <text:span text:style-name="Source_20_Text">post</text:span> if the current Pipeline’s or stage’s run has an "unstable" status, usually caused by test failures, code violations, etc. This is typically denoted by yellow in the web UI.</text:p>
        <text:p text:style-name="P11"><text:span text:style-name="Source_20_Text">aborted</text:span> </text:p>
        <text:p text:style-name="P12">Only run the steps in <text:span text:style-name="Source_20_Text">post</text:span> if the current Pipeline’s or stage’s run has an "aborted" status, usually due to the Pipeline being manually aborted. This is typically denoted by gray in the web UI.</text:p>
        <text:h text:style-name="Heading_20_5" text:outline-level="5"><text:bookmark text:name="post-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stages {</text:span></text:p>
        <text:p text:style-name="Preformatted_20_Text"><text:span text:style-name="Source_20_Text"><text:s text:c="8"/>stage('Example') {</text:span></text:p>
        <text:p text:style-name="Preformatted_20_Text"><text:span text:style-name="Source_20_Text"><text:s text:c="12"/>steps {</text:span></text:p>
        <text:p text:style-name="Preformatted_20_Text"><text:span text:style-name="Source_20_Text"><text:s text:c="16"/>echo 'Hello Wor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post { </text:span><text:span text:style-name="Source_20_Text"><text:span text:style-name="T1">(1)</text:span></text:span></text:p>
        <text:p text:style-name="Preformatted_20_Text"><text:span text:style-name="Source_20_Text"><text:s text:c="8"/>always { </text:span><text:span text:style-name="Source_20_Text"><text:span text:style-name="T1">(2)</text:span></text:span></text:p>
        <text:p text:style-name="Preformatted_20_Text"><text:span text:style-name="Source_20_Text"><text:s text:c="12"/>echo 'I will always say Hello again!'</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able:table table:name="Table5" table:style-name="Table5">
          <table:table-column table:style-name="Table5.A"/>
          <table:table-column table:style-name="Table5.B"/>
          <table:table-row>
            <table:table-cell table:style-name="Table5.A1" office:value-type="string">
              <text:p text:style-name="P7">1</text:p>
            </table:table-cell>
            <table:table-cell table:style-name="Table5.A1" office:value-type="string">
              <text:p text:style-name="Table_20_Contents">Conventionally, the <text:span text:style-name="Source_20_Text">post</text:span> section should be placed at the end of the Pipeline.</text:p>
            </table:table-cell>
          </table:table-row>
          <table:table-row>
            <table:table-cell table:style-name="Table5.A1" office:value-type="string">
              <text:p text:style-name="P7">2</text:p>
            </table:table-cell>
            <table:table-cell table:style-name="Table5.A1" office:value-type="string">
              <text:p text:style-name="Table_20_Contents"><text:a xlink:type="simple" xlink:href="#post-conditions" text:style-name="Internet_20_link" text:visited-style-name="Visited_20_Internet_20_Link">Post-condition</text:a> blocks contain <text:a xlink:type="simple" xlink:href="#declarative-steps" text:style-name="Internet_20_link" text:visited-style-name="Visited_20_Internet_20_Link">steps</text:a> the same as the <text:a xlink:type="simple" xlink:href="#steps" text:style-name="Internet_20_link" text:visited-style-name="Visited_20_Internet_20_Link">steps</text:a> section.</text:p>
            </table:table-cell>
          </table:table-row>
        </table:table>
        <text:h text:style-name="Heading_20_4" text:outline-level="4"><text:bookmark text:name="stages"/>stages</text:h>
        <text:p text:style-name="Text_20_body">Containing a sequence of one or more <text:a xlink:type="simple" xlink:href="#stage" text:style-name="Internet_20_link" text:visited-style-name="Visited_20_Internet_20_Link">stage</text:a> directives, the <text:span text:style-name="Source_20_Text">stages</text:span> section is where the bulk of the "work" described by a Pipeline will be located. At a minimum it is recommended that <text:span text:style-name="Source_20_Text">stages</text:span> <text:soft-page-break/>contain at least one <text:a xlink:type="simple" xlink:href="#stage" text:style-name="Internet_20_link" text:visited-style-name="Visited_20_Internet_20_Link">stage</text:a> directive for each discrete part of the continuous delivery process, such as Build, Test, and Deploy.</text:p>
        <table:table table:name="Table6" table:style-name="Table6">
          <table:table-column table:style-name="Table6.A"/>
          <table:table-column table:style-name="Table6.B"/>
          <table:table-row>
            <table:table-cell table:style-name="Table6.A1" office:value-type="string">
              <text:p text:style-name="P10">Required</text:p>
            </table:table-cell>
            <table:table-cell table:style-name="Table6.A1" office:value-type="string">
              <text:p text:style-name="P9">Yes</text:p>
            </table:table-cell>
          </table:table-row>
          <table:table-row>
            <table:table-cell table:style-name="Table6.A1" office:value-type="string">
              <text:p text:style-name="P10">Parameters</text:p>
            </table:table-cell>
            <table:table-cell table:style-name="Table6.A1" office:value-type="string">
              <text:p text:style-name="P9"><text:span text:style-name="Emphasis">None</text:span></text:p>
            </table:table-cell>
          </table:table-row>
          <table:table-row>
            <table:table-cell table:style-name="Table6.A1" office:value-type="string">
              <text:p text:style-name="P10">Allowed</text:p>
            </table:table-cell>
            <table:table-cell table:style-name="Table6.A1" office:value-type="string">
              <text:p text:style-name="P9">Only once, inside the <text:span text:style-name="Source_20_Text">pipeline</text:span> block.</text:p>
            </table:table-cell>
          </table:table-row>
        </table:table>
        <text:h text:style-name="Heading_20_5" text:outline-level="5"><text:bookmark text:name="stages-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stages { </text:span><text:span text:style-name="Source_20_Text"><text:span text:style-name="T1">(1)</text:span></text:span></text:p>
        <text:p text:style-name="Preformatted_20_Text"><text:span text:style-name="Source_20_Text"><text:s text:c="8"/>stage('Example') {</text:span></text:p>
        <text:p text:style-name="Preformatted_20_Text"><text:span text:style-name="Source_20_Text"><text:s text:c="12"/>steps {</text:span></text:p>
        <text:p text:style-name="Preformatted_20_Text"><text:span text:style-name="Source_20_Text"><text:s text:c="16"/>echo 'Hello Wor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able:table table:name="Table7" table:style-name="Table7">
          <table:table-column table:style-name="Table7.A"/>
          <table:table-column table:style-name="Table7.B"/>
          <table:table-row>
            <table:table-cell table:style-name="Table7.A1" office:value-type="string">
              <text:p text:style-name="P7">1</text:p>
            </table:table-cell>
            <table:table-cell table:style-name="Table7.A1" office:value-type="string">
              <text:p text:style-name="Table_20_Contents">The <text:span text:style-name="Source_20_Text">stages</text:span> section will typically follow the directives such as <text:span text:style-name="Source_20_Text">agent</text:span>, <text:span text:style-name="Source_20_Text">options</text:span>, etc.</text:p>
            </table:table-cell>
          </table:table-row>
        </table:table>
        <text:h text:style-name="Heading_20_4" text:outline-level="4"><text:bookmark text:name="steps"/>steps</text:h>
        <text:p text:style-name="Text_20_body">The <text:span text:style-name="Source_20_Text">steps</text:span> section defines a series of one or more <text:a xlink:type="simple" xlink:href="#declarative-steps" text:style-name="Internet_20_link" text:visited-style-name="Visited_20_Internet_20_Link">steps</text:a> to be executed in a given <text:span text:style-name="Source_20_Text">stage</text:span> directive.</text:p>
        <table:table table:name="Table8" table:style-name="Table8">
          <table:table-column table:style-name="Table8.A"/>
          <table:table-column table:style-name="Table8.B"/>
          <table:table-row>
            <table:table-cell table:style-name="Table8.A1" office:value-type="string">
              <text:p text:style-name="P10">Required</text:p>
            </table:table-cell>
            <table:table-cell table:style-name="Table8.A1" office:value-type="string">
              <text:p text:style-name="P9">Yes</text:p>
            </table:table-cell>
          </table:table-row>
          <table:table-row>
            <table:table-cell table:style-name="Table8.A1" office:value-type="string">
              <text:p text:style-name="P10">Parameters</text:p>
            </table:table-cell>
            <table:table-cell table:style-name="Table8.A1" office:value-type="string">
              <text:p text:style-name="P9"><text:span text:style-name="Emphasis">None</text:span></text:p>
            </table:table-cell>
          </table:table-row>
          <table:table-row>
            <table:table-cell table:style-name="Table8.A1" office:value-type="string">
              <text:p text:style-name="P10">Allowed</text:p>
            </table:table-cell>
            <table:table-cell table:style-name="Table8.A1" office:value-type="string">
              <text:p text:style-name="P9">Inside each <text:span text:style-name="Source_20_Text">stage</text:span> block.</text:p>
            </table:table-cell>
          </table:table-row>
        </table:table>
        <text:h text:style-name="Heading_20_5" text:outline-level="5"><text:bookmark text:name="steps-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stages {</text:span></text:p>
        <text:p text:style-name="Preformatted_20_Text"><text:span text:style-name="Source_20_Text"><text:s text:c="8"/>stage('Example') {</text:span></text:p>
        <text:p text:style-name="Preformatted_20_Text"><text:span text:style-name="Source_20_Text"><text:s text:c="12"/>steps { </text:span><text:span text:style-name="Source_20_Text"><text:span text:style-name="T1">(1)</text:span></text:span></text:p>
        <text:p text:style-name="Preformatted_20_Text"><text:span text:style-name="Source_20_Text"><text:s text:c="16"/>echo 'Hello Wor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able:table table:name="Table9" table:style-name="Table9">
          <table:table-column table:style-name="Table9.A"/>
          <table:table-column table:style-name="Table9.B"/>
          <table:table-row>
            <table:table-cell table:style-name="Table9.A1" office:value-type="string">
              <text:p text:style-name="P7">1</text:p>
            </table:table-cell>
            <table:table-cell table:style-name="Table9.A1" office:value-type="string">
              <text:p text:style-name="Table_20_Contents">The <text:span text:style-name="Source_20_Text">steps</text:span> section must contain one or more steps.</text:p>
            </table:table-cell>
          </table:table-row>
        </table:table>
        <text:h text:style-name="Heading_20_3" text:outline-level="3"><text:bookmark text:name="declarative-directives"/><text:soft-page-break/>Directives</text:h>
        <text:h text:style-name="Heading_20_4" text:outline-level="4"><text:bookmark text:name="environment"/>environment</text:h>
        <text:p text:style-name="Text_20_body">The <text:span text:style-name="Source_20_Text">environment</text:span> directive specifies a sequence of key-value pairs which will be defined as environment variables for the all steps, or stage-specific steps, depending on where the <text:span text:style-name="Source_20_Text">environment</text:span> directive is located within the Pipeline.</text:p>
        <text:p text:style-name="Text_20_body">This directive supports a special helper method <text:span text:style-name="Source_20_Text">credentials()</text:span> which can be used to access pre-defined Credentials by their identifier in the Jenkins environment. For Credentials which are of type "Secret Text", the <text:span text:style-name="Source_20_Text">credentials()</text:span> method will ensure that the environment variable specified contains the Secret Text contents. For Credentials which are of type "Standard username and password", the environment variable specified will be set to <text:span text:style-name="Source_20_Text">username:password</text:span> and two additional environment variables will be automatically be defined: <text:span text:style-name="Source_20_Text">MYVARNAME_USR</text:span> and <text:span text:style-name="Source_20_Text">MYVARNAME_PSW</text:span> respectively.</text:p>
        <table:table table:name="Table10" table:style-name="Table10">
          <table:table-column table:style-name="Table10.A"/>
          <table:table-column table:style-name="Table10.B"/>
          <table:table-row>
            <table:table-cell table:style-name="Table10.A1" office:value-type="string">
              <text:p text:style-name="P10">Required</text:p>
            </table:table-cell>
            <table:table-cell table:style-name="Table10.A1" office:value-type="string">
              <text:p text:style-name="P9">No</text:p>
            </table:table-cell>
          </table:table-row>
          <table:table-row>
            <table:table-cell table:style-name="Table10.A1" office:value-type="string">
              <text:p text:style-name="P10">Parameters</text:p>
            </table:table-cell>
            <table:table-cell table:style-name="Table10.A1" office:value-type="string">
              <text:p text:style-name="P9"><text:span text:style-name="Emphasis">None</text:span></text:p>
            </table:table-cell>
          </table:table-row>
          <table:table-row>
            <table:table-cell table:style-name="Table10.A1" office:value-type="string">
              <text:p text:style-name="P10">Allowed</text:p>
            </table:table-cell>
            <table:table-cell table:style-name="Table10.A1" office:value-type="string">
              <text:p text:style-name="P9">Inside the <text:span text:style-name="Source_20_Text">pipeline</text:span> block, or within <text:span text:style-name="Source_20_Text">stage</text:span> directives.</text:p>
            </table:table-cell>
          </table:table-row>
        </table:table>
        <text:h text:style-name="Heading_20_5" text:outline-level="5"><text:bookmark text:name="environment-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environment { </text:span><text:span text:style-name="Source_20_Text"><text:span text:style-name="T1">(1)</text:span></text:span></text:p>
        <text:p text:style-name="Preformatted_20_Text"><text:span text:style-name="Source_20_Text"><text:s text:c="8"/>CC = 'clang'</text:span></text:p>
        <text:p text:style-name="Preformatted_20_Text"><text:span text:style-name="Source_20_Text"><text:s text:c="4"/>}</text:span></text:p>
        <text:p text:style-name="Preformatted_20_Text"><text:span text:style-name="Source_20_Text"><text:s text:c="4"/>stages {</text:span></text:p>
        <text:p text:style-name="Preformatted_20_Text"><text:span text:style-name="Source_20_Text"><text:s text:c="8"/>stage('Example') {</text:span></text:p>
        <text:p text:style-name="Preformatted_20_Text"><text:span text:style-name="Source_20_Text"><text:s text:c="12"/>environment { </text:span><text:span text:style-name="Source_20_Text"><text:span text:style-name="T1">(2)</text:span></text:span></text:p>
        <text:p text:style-name="Preformatted_20_Text"><text:span text:style-name="Source_20_Text"><text:s text:c="16"/>AN_ACCESS_KEY = credentials('my-prefined-secret-text') </text:span><text:span text:style-name="Source_20_Text"><text:span text:style-name="T1">(3)</text:span></text:span></text:p>
        <text:p text:style-name="Preformatted_20_Text"><text:span text:style-name="Source_20_Text"><text:s text:c="12"/>}</text:span></text:p>
        <text:p text:style-name="Preformatted_20_Text"><text:span text:style-name="Source_20_Text"><text:s text:c="12"/>steps {</text:span></text:p>
        <text:p text:style-name="Preformatted_20_Text"><text:span text:style-name="Source_20_Text"><text:s text:c="16"/>sh 'printenv'</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able:table table:name="Table11" table:style-name="Table11">
          <table:table-column table:style-name="Table11.A"/>
          <table:table-column table:style-name="Table11.B"/>
          <table:table-row>
            <table:table-cell table:style-name="Table11.A1" office:value-type="string">
              <text:p text:style-name="P7">1</text:p>
            </table:table-cell>
            <table:table-cell table:style-name="Table11.A1" office:value-type="string">
              <text:p text:style-name="Table_20_Contents">An <text:span text:style-name="Source_20_Text">environment</text:span> directive used in the top-level <text:span text:style-name="Source_20_Text">pipeline</text:span> block will apply to all steps within the Pipeline.</text:p>
            </table:table-cell>
          </table:table-row>
          <table:table-row>
            <table:table-cell table:style-name="Table11.A1" office:value-type="string">
              <text:p text:style-name="P7">2</text:p>
            </table:table-cell>
            <table:table-cell table:style-name="Table11.A1" office:value-type="string">
              <text:p text:style-name="Table_20_Contents">An <text:span text:style-name="Source_20_Text">environment</text:span> directive defined within a <text:span text:style-name="Source_20_Text">stage</text:span> will only apply the given environment variables to steps within the <text:span text:style-name="Source_20_Text">stage</text:span>.</text:p>
            </table:table-cell>
          </table:table-row>
          <table:table-row>
            <table:table-cell table:style-name="Table11.A1" office:value-type="string">
              <text:p text:style-name="P7">3</text:p>
            </table:table-cell>
            <table:table-cell table:style-name="Table11.A1" office:value-type="string">
              <text:p text:style-name="Table_20_Contents">The <text:span text:style-name="Source_20_Text">environment</text:span> block has a helper method <text:span text:style-name="Source_20_Text">credentials()</text:span> defined which can be used to access pre-defined Credentials by their identifier in the Jenkins environment.</text:p>
            </table:table-cell>
          </table:table-row>
        </table:table>
        <text:h text:style-name="Heading_20_4" text:outline-level="4"><text:bookmark text:name="options"/><text:soft-page-break/>options</text:h>
        <text:p text:style-name="Text_20_body">The <text:span text:style-name="Source_20_Text">options</text:span> directive allows configuring Pipeline-specific options from within the Pipeline itself. Pipeline provides a number of these options, such as <text:span text:style-name="Source_20_Text">buildDiscarder</text:span>, but they may also be provided by plugins, such as <text:span text:style-name="Source_20_Text">timestamps</text:span>.</text:p>
        <table:table table:name="Table12" table:style-name="Table12">
          <table:table-column table:style-name="Table12.A"/>
          <table:table-column table:style-name="Table12.B"/>
          <table:table-row>
            <table:table-cell table:style-name="Table12.A1" office:value-type="string">
              <text:p text:style-name="P10">Required</text:p>
            </table:table-cell>
            <table:table-cell table:style-name="Table12.A1" office:value-type="string">
              <text:p text:style-name="P9">No</text:p>
            </table:table-cell>
          </table:table-row>
          <table:table-row>
            <table:table-cell table:style-name="Table12.A1" office:value-type="string">
              <text:p text:style-name="P10">Parameters</text:p>
            </table:table-cell>
            <table:table-cell table:style-name="Table12.A1" office:value-type="string">
              <text:p text:style-name="P9"><text:span text:style-name="Emphasis">None</text:span></text:p>
            </table:table-cell>
          </table:table-row>
          <table:table-row>
            <table:table-cell table:style-name="Table12.A1" office:value-type="string">
              <text:p text:style-name="P10">Allowed</text:p>
            </table:table-cell>
            <table:table-cell table:style-name="Table12.A1" office:value-type="string">
              <text:p text:style-name="P9">Only once, inside the <text:span text:style-name="Source_20_Text">pipeline</text:span> block.</text:p>
            </table:table-cell>
          </table:table-row>
        </table:table>
        <text:h text:style-name="Heading_20_5" text:outline-level="5"><text:bookmark text:name="available-options"/>Available Options</text:h>
        <text:p text:style-name="P11">buildDiscarder </text:p>
        <text:p text:style-name="P12">Persist artifacts and console output for the specific number of recent Pipeline runs. For example: <text:span text:style-name="Source_20_Text">options { buildDiscarder(logRotator(numToKeepStr: '1')) }</text:span></text:p>
        <text:p text:style-name="P11">disableConcurrentBuilds </text:p>
        <text:p text:style-name="P12">Disallow concurrent executions of the Pipeline. Can be useful for preventing simultaneous accesses to shared resources, etc. For example: <text:span text:style-name="Source_20_Text">options { disableConcurrentBuilds() }</text:span></text:p>
        <text:p text:style-name="P11">overrideIndexTriggers </text:p>
        <text:p text:style-name="P12">Allows overriding default treatment of branch indexing triggers. If branch indexing triggers are disabled at the multibranch or organization label, <text:span text:style-name="Source_20_Text">options { overrideIndexTriggers(true) }</text:span> will enable them for this job only. Otherwise, <text:span text:style-name="Source_20_Text">options { overrideIndexTriggers(false) }</text:span> will disable branch indexing triggers for this job only.</text:p>
        <text:p text:style-name="P11">skipDefaultCheckout </text:p>
        <text:p text:style-name="P12">Skip checking out code from source control by default in the <text:span text:style-name="Source_20_Text">agent</text:span> directive. For example: <text:span text:style-name="Source_20_Text">options { skipDefaultCheckout() }</text:span></text:p>
        <text:p text:style-name="P11">skipStagesAfterUnstable </text:p>
        <text:p text:style-name="P12">Skip stages once the build status has gone to UNSTABLE. For example: <text:span text:style-name="Source_20_Text">options { skipStagesAfterUnstable() }</text:span></text:p>
        <text:p text:style-name="P11">checkoutToSubdirectory </text:p>
        <text:p text:style-name="P12">Perform the automatic source control checkout in a subdirectory of the workspace. For example: <text:span text:style-name="Source_20_Text">options { checkoutToSubdirectory('foo') }</text:span></text:p>
        <text:p text:style-name="P11">timeout </text:p>
        <text:p text:style-name="P12"><text:soft-page-break/>Set a timeout period for the Pipeline run, after which Jenkins should abort the Pipeline. For example: <text:span text:style-name="Source_20_Text">options { timeout(time: 1, unit: 'HOURS') }</text:span></text:p>
        <text:p text:style-name="P11">retry </text:p>
        <text:p text:style-name="P12">On failure, retry the entire Pipeline the specified number of times. For example: <text:span text:style-name="Source_20_Text">options { retry(3) }</text:span></text:p>
        <text:p text:style-name="P11">timestamps </text:p>
        <text:p text:style-name="P12">Prepend all console output generated by the Pipeline run with the time at which the line was emitted. For example: <text:span text:style-name="Source_20_Text">options { timestamps() }</text:span></text:p>
        <text:h text:style-name="Heading_20_5" text:outline-level="5"><text:bookmark text:name="options-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options {</text:span></text:p>
        <text:p text:style-name="Preformatted_20_Text"><text:span text:style-name="Source_20_Text"><text:s text:c="8"/>timeout(time: 1, unit: 'HOURS') </text:span><text:span text:style-name="Source_20_Text"><text:span text:style-name="T1">(1)</text:span></text:span></text:p>
        <text:p text:style-name="Preformatted_20_Text"><text:span text:style-name="Source_20_Text"><text:s text:c="4"/>}</text:span></text:p>
        <text:p text:style-name="Preformatted_20_Text"><text:span text:style-name="Source_20_Text"><text:s text:c="4"/>stages {</text:span></text:p>
        <text:p text:style-name="Preformatted_20_Text"><text:span text:style-name="Source_20_Text"><text:s text:c="8"/>stage('Example') {</text:span></text:p>
        <text:p text:style-name="Preformatted_20_Text"><text:span text:style-name="Source_20_Text"><text:s text:c="12"/>steps {</text:span></text:p>
        <text:p text:style-name="Preformatted_20_Text"><text:span text:style-name="Source_20_Text"><text:s text:c="16"/>echo 'Hello Wor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able:table table:name="Table13" table:style-name="Table13">
          <table:table-column table:style-name="Table13.A"/>
          <table:table-column table:style-name="Table13.B"/>
          <table:table-row>
            <table:table-cell table:style-name="Table13.A1" office:value-type="string">
              <text:p text:style-name="P7">1</text:p>
            </table:table-cell>
            <table:table-cell table:style-name="Table13.A1" office:value-type="string">
              <text:p text:style-name="Table_20_Contents">Specifying a global execution timeout of one hour, after which Jenkins will abort the Pipeline run.</text:p>
            </table:table-cell>
          </table:table-row>
        </table:table>
        <table:table table:name="Table14" table:style-name="Table14">
          <table:table-column table:style-name="Table14.A"/>
          <table:table-column table:style-name="Table14.B"/>
          <table:table-row>
            <table:table-cell table:style-name="Table14.A1" office:value-type="string">
              <text:p text:style-name="P8"/>
            </table:table-cell>
            <table:table-cell table:style-name="Table14.A1" office:value-type="string">
              <text:p text:style-name="P9">A comprehensive list of available options is pending the completion of <text:a xlink:type="simple" xlink:href="https://issues.jenkins-ci.org/browse/INFRA-1053" text:style-name="Internet_20_link" text:visited-style-name="Visited_20_Internet_20_Link">INFRA-1503</text:a>.</text:p>
            </table:table-cell>
          </table:table-row>
        </table:table>
        <text:h text:style-name="Heading_20_5" text:outline-level="5"><text:bookmark text:name="stage-options"/>stage options</text:h>
        <text:p text:style-name="Text_20_body">The <text:span text:style-name="Source_20_Text">options</text:span> directive for a <text:span text:style-name="Source_20_Text">stage</text:span> is similar to the <text:span text:style-name="Source_20_Text">options</text:span> directive at the root of the Pipeline. However, the <text:span text:style-name="Source_20_Text">stage</text:span>-level <text:span text:style-name="Source_20_Text">options</text:span> can only contain steps like <text:span text:style-name="Source_20_Text">retry</text:span>, <text:span text:style-name="Source_20_Text">timeout</text:span>, or <text:span text:style-name="Source_20_Text">timestamps</text:span>, or Declarative options that are relevant to a <text:span text:style-name="Source_20_Text">stage</text:span>, like <text:span text:style-name="Source_20_Text">skipDefaultCheckout</text:span>.</text:p>
        <text:p text:style-name="Text_20_body">Inside a <text:span text:style-name="Source_20_Text">stage</text:span>, the steps in the <text:span text:style-name="Source_20_Text">options</text:span> directive are invoked before entering the <text:span text:style-name="Source_20_Text">agent</text:span> or checking any <text:span text:style-name="Source_20_Text">when</text:span> conditions.</text:p>
        <text:h text:style-name="Heading_20_6" text:outline-level="6"><text:bookmark text:name="available-stage-options"/>Available Stage Options</text:h>
        <text:p text:style-name="P11">skipDefaultCheckout </text:p>
        <text:p text:style-name="P12">Skip checking out code from source control by default in the <text:span text:style-name="Source_20_Text">agent</text:span> directive. For example: <text:span text:style-name="Source_20_Text">options { skipDefaultCheckout() }</text:span></text:p>
        <text:p text:style-name="P11">timeout </text:p>
        <text:p text:style-name="P12"><text:soft-page-break/>Set a timeout period for this stage, after which Jenkins should abort the stage. For example: <text:span text:style-name="Source_20_Text">options { timeout(time: 1, unit: 'HOURS') }</text:span></text:p>
        <text:p text:style-name="P11">retry </text:p>
        <text:p text:style-name="P12">On failure, retry this stage the specified number of times. For example: <text:span text:style-name="Source_20_Text">options { retry(3) }</text:span></text:p>
        <text:p text:style-name="P11">timestamps </text:p>
        <text:p text:style-name="P12">Prepend all console output generated during this stage with the time at which the line was emitted. For example: <text:span text:style-name="Source_20_Text">options { timestamps() }</text:span></text:p>
        <text:h text:style-name="Heading_20_6" text:outline-level="6"><text:bookmark text:name="stage-options-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stages {</text:span></text:p>
        <text:p text:style-name="Preformatted_20_Text"><text:span text:style-name="Source_20_Text"><text:s text:c="8"/>stage('Example') {</text:span></text:p>
        <text:p text:style-name="Preformatted_20_Text"><text:span text:style-name="Source_20_Text"><text:s text:c="12"/>options {</text:span></text:p>
        <text:p text:style-name="Preformatted_20_Text"><text:span text:style-name="Source_20_Text"><text:s text:c="16"/>timeout(time: 1, unit: 'HOURS') </text:span><text:span text:style-name="Source_20_Text"><text:span text:style-name="T1">(1)</text:span></text:span></text:p>
        <text:p text:style-name="Preformatted_20_Text"><text:span text:style-name="Source_20_Text"><text:s text:c="12"/>}</text:span></text:p>
        <text:p text:style-name="Preformatted_20_Text"><text:span text:style-name="Source_20_Text"><text:s text:c="12"/>steps {</text:span></text:p>
        <text:p text:style-name="Preformatted_20_Text"><text:span text:style-name="Source_20_Text"><text:s text:c="16"/>echo 'Hello Wor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able:table table:name="Table15" table:style-name="Table15">
          <table:table-column table:style-name="Table15.A"/>
          <table:table-column table:style-name="Table15.B"/>
          <table:table-row>
            <table:table-cell table:style-name="Table15.A1" office:value-type="string">
              <text:p text:style-name="P7">1</text:p>
            </table:table-cell>
            <table:table-cell table:style-name="Table15.A1" office:value-type="string">
              <text:p text:style-name="Table_20_Contents">Specifying a execution timeout of one hour for the <text:span text:style-name="Source_20_Text">Example</text:span> stage, after which Jenkins will abort the Pipeline run.</text:p>
            </table:table-cell>
          </table:table-row>
        </table:table>
        <text:h text:style-name="Heading_20_4" text:outline-level="4"><text:bookmark text:name="parameters"/>parameters</text:h>
        <text:p text:style-name="Text_20_body">The <text:span text:style-name="Source_20_Text">parameters</text:span> directive provides a list of parameters which a user should provide when triggering the Pipeline. The values for these user-specified parameters are made available to Pipeline steps via the <text:span text:style-name="Source_20_Text">params</text:span> object, see the <text:a xlink:type="simple" xlink:href="#parameters-example" text:style-name="Internet_20_link" text:visited-style-name="Visited_20_Internet_20_Link">Example</text:a> for its specific usage.</text:p>
        <table:table table:name="Table16" table:style-name="Table16">
          <table:table-column table:style-name="Table16.A"/>
          <table:table-column table:style-name="Table16.B"/>
          <table:table-row>
            <table:table-cell table:style-name="Table16.A1" office:value-type="string">
              <text:p text:style-name="P10">Required</text:p>
            </table:table-cell>
            <table:table-cell table:style-name="Table16.A1" office:value-type="string">
              <text:p text:style-name="P9">No</text:p>
            </table:table-cell>
          </table:table-row>
          <table:table-row>
            <table:table-cell table:style-name="Table16.A1" office:value-type="string">
              <text:p text:style-name="P10">Parameters</text:p>
            </table:table-cell>
            <table:table-cell table:style-name="Table16.A1" office:value-type="string">
              <text:p text:style-name="P9"><text:span text:style-name="Emphasis">None</text:span></text:p>
            </table:table-cell>
          </table:table-row>
          <table:table-row>
            <table:table-cell table:style-name="Table16.A1" office:value-type="string">
              <text:p text:style-name="P10">Allowed</text:p>
            </table:table-cell>
            <table:table-cell table:style-name="Table16.A1" office:value-type="string">
              <text:p text:style-name="P9">Only once, inside the <text:span text:style-name="Source_20_Text">pipeline</text:span> block.</text:p>
            </table:table-cell>
          </table:table-row>
        </table:table>
        <text:h text:style-name="Heading_20_5" text:outline-level="5"><text:bookmark text:name="available-parameters"/>Available Parameters</text:h>
        <text:p text:style-name="P11">string </text:p>
        <text:p text:style-name="P12">A parameter of a string type, for example: <text:span text:style-name="Source_20_Text">parameters { string(name: 'DEPLOY_ENV', defaultValue: 'staging', description: '') }</text:span></text:p>
        <text:p text:style-name="P11">booleanParam </text:p>
        <text:p text:style-name="P12"><text:soft-page-break/>A boolean parameter, for example: <text:span text:style-name="Source_20_Text">parameters { booleanParam(name: 'DEBUG_BUILD', defaultValue: true, description: '') }</text:span></text:p>
        <text:h text:style-name="Heading_20_5" text:outline-level="5"><text:bookmark text:name="parameters-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parameters {</text:span></text:p>
        <text:p text:style-name="Preformatted_20_Text"><text:span text:style-name="Source_20_Text"><text:s text:c="8"/>string(name: 'PERSON', defaultValue: 'Mr Jenkins', description: 'Who should I say hello to?')</text:span></text:p>
        <text:p text:style-name="Preformatted_20_Text"><text:span text:style-name="Source_20_Text"><text:s text:c="4"/>}</text:span></text:p>
        <text:p text:style-name="Preformatted_20_Text"><text:span text:style-name="Source_20_Text"><text:s text:c="4"/>stages {</text:span></text:p>
        <text:p text:style-name="Preformatted_20_Text"><text:span text:style-name="Source_20_Text"><text:s text:c="8"/>stage('Example') {</text:span></text:p>
        <text:p text:style-name="Preformatted_20_Text"><text:span text:style-name="Source_20_Text"><text:s text:c="12"/>steps {</text:span></text:p>
        <text:p text:style-name="Preformatted_20_Text"><text:span text:style-name="Source_20_Text"><text:s text:c="16"/>echo "Hello ${params.PERSO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able:table table:name="Table17" table:style-name="Table17">
          <table:table-column table:style-name="Table17.A"/>
          <table:table-column table:style-name="Table17.B"/>
          <table:table-row>
            <table:table-cell table:style-name="Table17.A1" office:value-type="string">
              <text:p text:style-name="P8"/>
            </table:table-cell>
            <table:table-cell table:style-name="Table17.A1" office:value-type="string">
              <text:p text:style-name="P9">A comprehensive list of available parameters is pending the completion of <text:a xlink:type="simple" xlink:href="https://issues.jenkins-ci.org/browse/INFRA-1053" text:style-name="Internet_20_link" text:visited-style-name="Visited_20_Internet_20_Link">INFRA-1503</text:a>.</text:p>
            </table:table-cell>
          </table:table-row>
        </table:table>
        <text:h text:style-name="Heading_20_4" text:outline-level="4"><text:bookmark text:name="triggers"/>triggers</text:h>
        <text:p text:style-name="Text_20_body">The <text:span text:style-name="Source_20_Text">triggers</text:span> directive defines the automated ways in which the Pipeline should be re-triggered. For Pipelines which are integrated with a source such as GitHub or BitBucket, <text:span text:style-name="Source_20_Text">triggers</text:span> may not be necessary as webhooks-based integration will likely already be present. The triggers currently available are <text:span text:style-name="Source_20_Text">cron</text:span>, <text:span text:style-name="Source_20_Text">pollSCM</text:span> and <text:span text:style-name="Source_20_Text">upstream</text:span>.</text:p>
        <table:table table:name="Table18" table:style-name="Table18">
          <table:table-column table:style-name="Table18.A"/>
          <table:table-column table:style-name="Table18.B"/>
          <table:table-row>
            <table:table-cell table:style-name="Table18.A1" office:value-type="string">
              <text:p text:style-name="P10">Required</text:p>
            </table:table-cell>
            <table:table-cell table:style-name="Table18.A1" office:value-type="string">
              <text:p text:style-name="P9">No</text:p>
            </table:table-cell>
          </table:table-row>
          <table:table-row>
            <table:table-cell table:style-name="Table18.A1" office:value-type="string">
              <text:p text:style-name="P10">Parameters</text:p>
            </table:table-cell>
            <table:table-cell table:style-name="Table18.A1" office:value-type="string">
              <text:p text:style-name="P9"><text:span text:style-name="Emphasis">None</text:span></text:p>
            </table:table-cell>
          </table:table-row>
          <table:table-row>
            <table:table-cell table:style-name="Table18.A1" office:value-type="string">
              <text:p text:style-name="P10">Allowed</text:p>
            </table:table-cell>
            <table:table-cell table:style-name="Table18.A1" office:value-type="string">
              <text:p text:style-name="P9">Only once, inside the <text:span text:style-name="Source_20_Text">pipeline</text:span> block.</text:p>
            </table:table-cell>
          </table:table-row>
        </table:table>
        <text:p text:style-name="P11">cron </text:p>
        <text:p text:style-name="P12">Accepts a cron-style string to define a regular interval at which the Pipeline should be re-triggered, for example: <text:span text:style-name="Source_20_Text">triggers { cron('H */4 * * 1-5') }</text:span></text:p>
        <text:p text:style-name="P11">pollSCM </text:p>
        <text:p text:style-name="P12">Accepts a cron-style string to define a regular interval at which Jenkins should check for new source changes. If new changes exist, the Pipeline will be re-triggered. For example: <text:span text:style-name="Source_20_Text">triggers { pollSCM('H */4 * * 1-5') }</text:span></text:p>
        <text:p text:style-name="P11">upstream </text:p>
        <text:p text:style-name="P12">Accepts a comma separated string of jobs and a threshold. When any job in the string finishes with the minimum threshold, the Pipeline will be re-triggered. For example: <text:span text:style-name="Source_20_Text">triggers { upstream(upstreamProjects: 'job1,job2', threshold: hudson.model.Result.SUCCESS) }</text:span></text:p>
        <table:table table:name="Table19" table:style-name="Table19">
          <table:table-column table:style-name="Table19.A"/>
          <table:table-column table:style-name="Table19.B"/>
          <text:soft-page-break/>
          <table:table-row>
            <table:table-cell table:style-name="Table19.A1" office:value-type="string">
              <text:p text:style-name="P8"/>
            </table:table-cell>
            <table:table-cell table:style-name="Table19.A1" office:value-type="string">
              <text:p text:style-name="P9">The <text:span text:style-name="Source_20_Text">pollSCM</text:span> trigger is only available in Jenkins 2.22 or later.</text:p>
            </table:table-cell>
          </table:table-row>
        </table:table>
        <text:h text:style-name="Heading_20_5" text:outline-level="5"><text:bookmark text:name="triggers-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triggers {</text:span></text:p>
        <text:p text:style-name="Preformatted_20_Text"><text:span text:style-name="Source_20_Text"><text:s text:c="8"/>cron('H */4 * * 1-5')</text:span></text:p>
        <text:p text:style-name="Preformatted_20_Text"><text:span text:style-name="Source_20_Text"><text:s text:c="4"/>}</text:span></text:p>
        <text:p text:style-name="Preformatted_20_Text"><text:span text:style-name="Source_20_Text"><text:s text:c="4"/>stages {</text:span></text:p>
        <text:p text:style-name="Preformatted_20_Text"><text:span text:style-name="Source_20_Text"><text:s text:c="8"/>stage('Example') {</text:span></text:p>
        <text:p text:style-name="Preformatted_20_Text"><text:span text:style-name="Source_20_Text"><text:s text:c="12"/>steps {</text:span></text:p>
        <text:p text:style-name="Preformatted_20_Text"><text:span text:style-name="Source_20_Text"><text:s text:c="16"/>echo 'Hello Wor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4" text:outline-level="4"><text:bookmark text:name="stage"/>stage</text:h>
        <text:p text:style-name="Text_20_body">The <text:span text:style-name="Source_20_Text">stage</text:span> directive goes in the <text:span text:style-name="Source_20_Text">stages</text:span> section and should contain a <text:a xlink:type="simple" xlink:href="#steps" text:style-name="Internet_20_link" text:visited-style-name="Visited_20_Internet_20_Link">steps</text:a> section, an optional <text:span text:style-name="Source_20_Text">agent</text:span> section, or other stage-specific directives. Practically speaking, all of the real work done by a Pipeline will be wrapped in one or more <text:span text:style-name="Source_20_Text">stage</text:span> directives.</text:p>
        <table:table table:name="Table20" table:style-name="Table20">
          <table:table-column table:style-name="Table20.A"/>
          <table:table-column table:style-name="Table20.B"/>
          <table:table-row>
            <table:table-cell table:style-name="Table20.A1" office:value-type="string">
              <text:p text:style-name="P10">Required</text:p>
            </table:table-cell>
            <table:table-cell table:style-name="Table20.A1" office:value-type="string">
              <text:p text:style-name="P9">At least one</text:p>
            </table:table-cell>
          </table:table-row>
          <table:table-row>
            <table:table-cell table:style-name="Table20.A1" office:value-type="string">
              <text:p text:style-name="P10">Parameters</text:p>
            </table:table-cell>
            <table:table-cell table:style-name="Table20.A1" office:value-type="string">
              <text:p text:style-name="P9">One mandatory parameter, a string for the name of the stage.</text:p>
            </table:table-cell>
          </table:table-row>
          <table:table-row>
            <table:table-cell table:style-name="Table20.A1" office:value-type="string">
              <text:p text:style-name="P10">Allowed</text:p>
            </table:table-cell>
            <table:table-cell table:style-name="Table20.A1" office:value-type="string">
              <text:p text:style-name="P9">Inside the <text:span text:style-name="Source_20_Text">stages</text:span> section.</text:p>
            </table:table-cell>
          </table:table-row>
        </table:table>
        <text:h text:style-name="Heading_20_5" text:outline-level="5"><text:bookmark text:name="stage-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stages {</text:span></text:p>
        <text:p text:style-name="Preformatted_20_Text"><text:span text:style-name="Source_20_Text"><text:s text:c="8"/>stage('Example') {</text:span></text:p>
        <text:p text:style-name="Preformatted_20_Text"><text:span text:style-name="Source_20_Text"><text:s text:c="12"/>steps {</text:span></text:p>
        <text:p text:style-name="Preformatted_20_Text"><text:span text:style-name="Source_20_Text"><text:s text:c="16"/>echo 'Hello Wor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4" text:outline-level="4"><text:bookmark text:name="tools"/>tools</text:h>
        <text:p text:style-name="Text_20_body">A section defining tools to auto-install and put on the <text:span text:style-name="Source_20_Text">PATH</text:span>. This is ignored if <text:span text:style-name="Source_20_Text">agent none</text:span> is specified.</text:p>
        <table:table table:name="Table21" table:style-name="Table21">
          <table:table-column table:style-name="Table21.A"/>
          <table:table-column table:style-name="Table21.B"/>
          <table:table-row>
            <table:table-cell table:style-name="Table21.A1" office:value-type="string">
              <text:p text:style-name="P10">Required</text:p>
            </table:table-cell>
            <table:table-cell table:style-name="Table21.A1" office:value-type="string">
              <text:p text:style-name="P9">No</text:p>
            </table:table-cell>
          </table:table-row>
          <table:table-row>
            <table:table-cell table:style-name="Table21.A1" office:value-type="string">
              <text:p text:style-name="P10">Parameters</text:p>
            </table:table-cell>
            <table:table-cell table:style-name="Table21.A1" office:value-type="string">
              <text:p text:style-name="P9"><text:span text:style-name="Emphasis">None</text:span></text:p>
            </table:table-cell>
          </table:table-row>
          <text:soft-page-break/>
          <table:table-row>
            <table:table-cell table:style-name="Table21.A1" office:value-type="string">
              <text:p text:style-name="P10">Allowed</text:p>
            </table:table-cell>
            <table:table-cell table:style-name="Table21.A1" office:value-type="string">
              <text:p text:style-name="P9">Inside the <text:span text:style-name="Source_20_Text">pipeline</text:span> block or a <text:span text:style-name="Source_20_Text">stage</text:span> block.</text:p>
            </table:table-cell>
          </table:table-row>
        </table:table>
        <text:h text:style-name="Heading_20_5" text:outline-level="5"><text:bookmark text:name="tools-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tools {</text:span></text:p>
        <text:p text:style-name="Preformatted_20_Text"><text:span text:style-name="Source_20_Text"><text:s text:c="8"/>maven 'apache-maven-3.0.1' </text:span><text:span text:style-name="Source_20_Text"><text:span text:style-name="T1">(1)</text:span></text:span></text:p>
        <text:p text:style-name="Preformatted_20_Text"><text:span text:style-name="Source_20_Text"><text:s text:c="4"/>}</text:span></text:p>
        <text:p text:style-name="Preformatted_20_Text"><text:span text:style-name="Source_20_Text"><text:s text:c="4"/>stages {</text:span></text:p>
        <text:p text:style-name="Preformatted_20_Text"><text:span text:style-name="Source_20_Text"><text:s text:c="8"/>stage('Example') {</text:span></text:p>
        <text:p text:style-name="Preformatted_20_Text"><text:span text:style-name="Source_20_Text"><text:s text:c="12"/>steps {</text:span></text:p>
        <text:p text:style-name="Preformatted_20_Text"><text:span text:style-name="Source_20_Text"><text:s text:c="16"/>sh 'mvn --versio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able:table table:name="Table22" table:style-name="Table22">
          <table:table-column table:style-name="Table22.A"/>
          <table:table-column table:style-name="Table22.B"/>
          <table:table-row>
            <table:table-cell table:style-name="Table22.A1" office:value-type="string">
              <text:p text:style-name="P7">1</text:p>
            </table:table-cell>
            <table:table-cell table:style-name="Table22.A1" office:value-type="string">
              <text:p text:style-name="Table_20_Contents">The tool name must be pre-configured in Jenkins under <text:span text:style-name="Strong_20_Emphasis">Manage Jenkins</text:span> → <text:span text:style-name="Strong_20_Emphasis">Global Tool Configuration</text:span>.</text:p>
            </table:table-cell>
          </table:table-row>
        </table:table>
        <text:h text:style-name="Heading_20_4" text:outline-level="4"><text:bookmark text:name="input"/>input</text:h>
        <text:p text:style-name="Text_20_body">The <text:span text:style-name="Source_20_Text">input</text:span> directive on a <text:span text:style-name="Source_20_Text">stage</text:span> allows you to prompt for input, using the <text:a xlink:type="simple" xlink:href="https://jenkins.io/doc/pipeline/steps/pipeline-input-step/#input-wait-for-interactive-input" text:style-name="Internet_20_link" text:visited-style-name="Visited_20_Internet_20_Link"><text:span text:style-name="Source_20_Text">input</text:span></text:a><text:a xlink:type="simple" xlink:href="https://jenkins.io/doc/pipeline/steps/pipeline-input-step/#input-wait-for-interactive-input" text:style-name="Internet_20_link" text:visited-style-name="Visited_20_Internet_20_Link"> step</text:a>. The <text:span text:style-name="Source_20_Text">stage</text:span> will pause after any <text:span text:style-name="Source_20_Text">options</text:span> have been applied, and before entering the <text:span text:style-name="Source_20_Text">stage`s `agent</text:span> or evaluating its <text:span text:style-name="Source_20_Text">when</text:span> condition. If the <text:span text:style-name="Source_20_Text">input</text:span> is approved, the <text:span text:style-name="Source_20_Text">stage</text:span> will then continue. Any parameters provided as part of the <text:span text:style-name="Source_20_Text">input</text:span> submission will be available in the environment for the rest of the <text:span text:style-name="Source_20_Text">stage</text:span>.</text:p>
        <text:h text:style-name="Heading_20_5" text:outline-level="5"><text:bookmark text:name="configuration-options"/>Configuration options</text:h>
        <text:p text:style-name="P11">message </text:p>
        <text:p text:style-name="P12">Required. This will be presented to the user when they go to submit the <text:span text:style-name="Source_20_Text">input</text:span>.</text:p>
        <text:p text:style-name="P11">id </text:p>
        <text:p text:style-name="P12">An optional identifier for this <text:span text:style-name="Source_20_Text">input</text:span>. Defaults to the <text:span text:style-name="Source_20_Text">stage</text:span> name.</text:p>
        <text:p text:style-name="P11">ok </text:p>
        <text:p text:style-name="P12">Optional text for the "ok" button on the <text:span text:style-name="Source_20_Text">input</text:span> form.</text:p>
        <text:p text:style-name="P11">submitter </text:p>
        <text:p text:style-name="P12">An optional comma-separated list of users or external group names who are allowed to submit this <text:span text:style-name="Source_20_Text">input</text:span>. Defaults to allowing any user.</text:p>
        <text:p text:style-name="P11">submitterParameter </text:p>
        <text:p text:style-name="P12">An optional name of an environment variable to set with the <text:span text:style-name="Source_20_Text">submitter</text:span> name, if present.</text:p>
        <text:p text:style-name="P11">parameters </text:p>
        <text:p text:style-name="P12"><text:soft-page-break/>An optional list of parameters to prompt the submitter to provide. See <text:a xlink:type="simple" xlink:href="#parameters" text:style-name="Internet_20_link" text:visited-style-name="Visited_20_Internet_20_Link">parameters</text:a> for more information.</text:p>
        <text:h text:style-name="Heading_20_5" text:outline-level="5"><text:bookmark text:name="input-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stages {</text:span></text:p>
        <text:p text:style-name="Preformatted_20_Text"><text:span text:style-name="Source_20_Text"><text:s text:c="8"/>stage('Example') {</text:span></text:p>
        <text:p text:style-name="Preformatted_20_Text"><text:span text:style-name="Source_20_Text"><text:s text:c="12"/>input {</text:span></text:p>
        <text:p text:style-name="Preformatted_20_Text"><text:span text:style-name="Source_20_Text"><text:s text:c="16"/>message "Should we continue?"</text:span></text:p>
        <text:p text:style-name="Preformatted_20_Text"><text:span text:style-name="Source_20_Text"><text:s text:c="16"/>ok "Yes, we should."</text:span></text:p>
        <text:p text:style-name="Preformatted_20_Text"><text:span text:style-name="Source_20_Text"><text:s text:c="16"/>submitter "alice,bob"</text:span></text:p>
        <text:p text:style-name="Preformatted_20_Text"><text:span text:style-name="Source_20_Text"><text:s text:c="16"/>parameters {</text:span></text:p>
        <text:p text:style-name="Preformatted_20_Text"><text:span text:style-name="Source_20_Text"><text:s text:c="20"/>string(name: 'PERSON', defaultValue: 'Mr Jenkins', description: 'Who should I say hello to?')</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steps {</text:span></text:p>
        <text:p text:style-name="Preformatted_20_Text"><text:span text:style-name="Source_20_Text"><text:s text:c="16"/>echo "Hello, ${PERSON}, nice to meet you."</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4" text:outline-level="4"><text:bookmark text:name="when"/>when</text:h>
        <text:p text:style-name="Text_20_body">The <text:span text:style-name="Source_20_Text">when</text:span> directive allows the Pipeline to determine whether the stage should be executed depending on the given condition. The <text:span text:style-name="Source_20_Text">when</text:span> directive must contain at least one condition. If the <text:span text:style-name="Source_20_Text">when</text:span> directive contains more than one condition, all the child conditions must return true for the stage to execute. This is the same as if the child conditions were nested in an <text:span text:style-name="Source_20_Text">allOf</text:span> condition (see the <text:a xlink:type="simple" xlink:href="#when-example" text:style-name="Internet_20_link" text:visited-style-name="Visited_20_Internet_20_Link">examples</text:a> below).</text:p>
        <text:p text:style-name="Text_20_body">More complex conditional structures can be built using the nesting conditions: <text:span text:style-name="Source_20_Text">not</text:span>, <text:span text:style-name="Source_20_Text">allOf</text:span>, or <text:span text:style-name="Source_20_Text">anyOf</text:span>. Nesting conditions may be nested to any arbitrary depth.</text:p>
        <table:table table:name="Table23" table:style-name="Table23">
          <table:table-column table:style-name="Table23.A"/>
          <table:table-column table:style-name="Table23.B"/>
          <table:table-row>
            <table:table-cell table:style-name="Table23.A1" office:value-type="string">
              <text:p text:style-name="P10">Required</text:p>
            </table:table-cell>
            <table:table-cell table:style-name="Table23.A1" office:value-type="string">
              <text:p text:style-name="P9">No</text:p>
            </table:table-cell>
          </table:table-row>
          <table:table-row>
            <table:table-cell table:style-name="Table23.A1" office:value-type="string">
              <text:p text:style-name="P10">Parameters</text:p>
            </table:table-cell>
            <table:table-cell table:style-name="Table23.A1" office:value-type="string">
              <text:p text:style-name="P9"><text:span text:style-name="Emphasis">None</text:span></text:p>
            </table:table-cell>
          </table:table-row>
          <table:table-row>
            <table:table-cell table:style-name="Table23.A1" office:value-type="string">
              <text:p text:style-name="P10">Allowed</text:p>
            </table:table-cell>
            <table:table-cell table:style-name="Table23.A1" office:value-type="string">
              <text:p text:style-name="P9">Inside a <text:span text:style-name="Source_20_Text">stage</text:span> directive</text:p>
            </table:table-cell>
          </table:table-row>
        </table:table>
        <text:h text:style-name="Heading_20_5" text:outline-level="5"><text:bookmark text:name="built-in-conditions"/>Built-in Conditions</text:h>
        <text:p text:style-name="P11">branch </text:p>
        <text:p text:style-name="P12">Execute the stage when the branch being built matches the branch pattern given, for example: <text:span text:style-name="Source_20_Text">when { branch 'master' }</text:span>. Note that this only works on a multibranch Pipeline.</text:p>
        <text:p text:style-name="P11">environment </text:p>
        <text:p text:style-name="P12"><text:soft-page-break/>Execute the stage when the specified environment variable is set to the given value, for example: <text:span text:style-name="Source_20_Text">when { environment name: 'DEPLOY_TO', value: 'production' }</text:span></text:p>
        <text:p text:style-name="P11">expression </text:p>
        <text:p text:style-name="P12">Execute the stage when the specified Groovy expression evaluates to true, for example: <text:span text:style-name="Source_20_Text">when { expression { return params.DEBUG_BUILD } }</text:span></text:p>
        <text:p text:style-name="P11">not </text:p>
        <text:p text:style-name="P12">Execute the stage when the nested condition is false. Must contain one condition. For example: <text:span text:style-name="Source_20_Text">when { not { branch 'master' } }</text:span></text:p>
        <text:p text:style-name="P11">allOf </text:p>
        <text:p text:style-name="P12">Execute the stage when all of the nested conditions are true. Must contain at least one condition. For example: <text:span text:style-name="Source_20_Text">when { allOf { branch 'master'; environment name: 'DEPLOY_TO', value: 'production' } }</text:span></text:p>
        <text:p text:style-name="P11">anyOf </text:p>
        <text:p text:style-name="P12">Execute the stage when at least one of the nested conditions is true. Must contain at least one condition. For example: <text:span text:style-name="Source_20_Text">when { anyOf { branch 'master'; branch 'staging' } }</text:span></text:p>
        <text:h text:style-name="Heading_20_5" text:outline-level="5"><text:bookmark text:name="evaluating-code-when-code-before-entering-the-code-stage-code-s-code-agent-code"/>Evaluating <text:span text:style-name="Source_20_Text">when</text:span> before entering the <text:span text:style-name="Source_20_Text">stage</text:span>'s <text:span text:style-name="Source_20_Text">agent</text:span></text:h>
        <text:p text:style-name="Text_20_body">By default, the <text:span text:style-name="Source_20_Text">when</text:span> condition for a <text:span text:style-name="Source_20_Text">stage</text:span> will be evaluated after entering the <text:span text:style-name="Source_20_Text">agent</text:span> for that <text:span text:style-name="Source_20_Text">stage</text:span>, if one is defined. However, this can be changed by specifying the <text:span text:style-name="Source_20_Text">beforeAgent</text:span> option within the <text:span text:style-name="Source_20_Text">when</text:span> block. If <text:span text:style-name="Source_20_Text">beforeAgent</text:span> is set to <text:span text:style-name="Source_20_Text">true</text:span>, the <text:span text:style-name="Source_20_Text">when</text:span> condition will be evaluated first, and the <text:span text:style-name="Source_20_Text">agent</text:span> will only be entered if the <text:span text:style-name="Source_20_Text">when</text:span> condition evaluates to true.</text:p>
        <text:h text:style-name="Heading_20_5" text:outline-level="5"><text:bookmark text:name="when-example"/>Examples</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stages {</text:span></text:p>
        <text:p text:style-name="Preformatted_20_Text"><text:span text:style-name="Source_20_Text"><text:s text:c="8"/>stage('Example Build') {</text:span></text:p>
        <text:p text:style-name="Preformatted_20_Text"><text:span text:style-name="Source_20_Text"><text:s text:c="12"/>steps {</text:span></text:p>
        <text:p text:style-name="Preformatted_20_Text"><text:span text:style-name="Source_20_Text"><text:s text:c="16"/>echo 'Hello Wor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stage('Example Deploy') {</text:span></text:p>
        <text:p text:style-name="Preformatted_20_Text"><text:span text:style-name="Source_20_Text"><text:s text:c="12"/>when {</text:span></text:p>
        <text:p text:style-name="Preformatted_20_Text"><text:span text:style-name="Source_20_Text"><text:s text:c="16"/>branch 'production'</text:span></text:p>
        <text:p text:style-name="Preformatted_20_Text"><text:span text:style-name="Source_20_Text"><text:s text:c="12"/>}</text:span></text:p>
        <text:p text:style-name="Preformatted_20_Text"><text:span text:style-name="Source_20_Text"><text:s text:c="12"/>steps {</text:span></text:p>
        <text:p text:style-name="Preformatted_20_Text"><text:span text:style-name="Source_20_Text"><text:s text:c="16"/>echo 'Deploying'</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text:soft-page-break/>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stages {</text:span></text:p>
        <text:p text:style-name="Preformatted_20_Text"><text:span text:style-name="Source_20_Text"><text:s text:c="8"/>stage('Example Build') {</text:span></text:p>
        <text:p text:style-name="Preformatted_20_Text"><text:span text:style-name="Source_20_Text"><text:s text:c="12"/>steps {</text:span></text:p>
        <text:p text:style-name="Preformatted_20_Text"><text:span text:style-name="Source_20_Text"><text:s text:c="16"/>echo 'Hello Wor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stage('Example Deploy') {</text:span></text:p>
        <text:p text:style-name="Preformatted_20_Text"><text:span text:style-name="Source_20_Text"><text:s text:c="12"/>when {</text:span></text:p>
        <text:p text:style-name="Preformatted_20_Text"><text:span text:style-name="Source_20_Text"><text:s text:c="16"/>branch 'production'</text:span></text:p>
        <text:p text:style-name="Preformatted_20_Text"><text:span text:style-name="Source_20_Text"><text:s text:c="16"/>environment name: 'DEPLOY_TO', value: 'production'</text:span></text:p>
        <text:p text:style-name="Preformatted_20_Text"><text:span text:style-name="Source_20_Text"><text:s text:c="12"/>}</text:span></text:p>
        <text:p text:style-name="Preformatted_20_Text"><text:span text:style-name="Source_20_Text"><text:s text:c="12"/>steps {</text:span></text:p>
        <text:p text:style-name="Preformatted_20_Text"><text:span text:style-name="Source_20_Text"><text:s text:c="16"/>echo 'Deploying'</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stages {</text:span></text:p>
        <text:p text:style-name="Preformatted_20_Text"><text:span text:style-name="Source_20_Text"><text:s text:c="8"/>stage('Example Build') {</text:span></text:p>
        <text:p text:style-name="Preformatted_20_Text"><text:span text:style-name="Source_20_Text"><text:s text:c="12"/>steps {</text:span></text:p>
        <text:p text:style-name="Preformatted_20_Text"><text:span text:style-name="Source_20_Text"><text:s text:c="16"/>echo 'Hello Wor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stage('Example Deploy') {</text:span></text:p>
        <text:p text:style-name="Preformatted_20_Text"><text:span text:style-name="Source_20_Text"><text:s text:c="12"/>when {</text:span></text:p>
        <text:p text:style-name="Preformatted_20_Text"><text:span text:style-name="Source_20_Text"><text:s text:c="16"/>allOf {</text:span></text:p>
        <text:p text:style-name="Preformatted_20_Text"><text:span text:style-name="Source_20_Text"><text:s text:c="20"/>branch 'production'</text:span></text:p>
        <text:p text:style-name="Preformatted_20_Text"><text:span text:style-name="Source_20_Text"><text:s text:c="20"/>environment name: 'DEPLOY_TO', value: 'production'</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steps {</text:span></text:p>
        <text:p text:style-name="Preformatted_20_Text"><text:span text:style-name="Source_20_Text"><text:s text:c="16"/>echo 'Deploying'</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stages {</text:span></text:p>
        <text:p text:style-name="Preformatted_20_Text"><text:span text:style-name="Source_20_Text"><text:s text:c="8"/>stage('Example Build') {</text:span></text:p>
        <text:p text:style-name="Preformatted_20_Text"><text:span text:style-name="Source_20_Text"><text:s text:c="12"/>steps {</text:span></text:p>
        <text:p text:style-name="Preformatted_20_Text"><text:span text:style-name="Source_20_Text"><text:s text:c="16"/>echo 'Hello Wor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stage('Example Deploy') {</text:span></text:p>
        <text:p text:style-name="Preformatted_20_Text"><text:span text:style-name="Source_20_Text"><text:s text:c="12"/>when {</text:span></text:p>
        <text:p text:style-name="Preformatted_20_Text"><text:span text:style-name="Source_20_Text"><text:s text:c="16"/>branch 'production'</text:span></text:p>
        <text:p text:style-name="Preformatted_20_Text"><text:span text:style-name="Source_20_Text"><text:s text:c="16"/>anyOf {</text:span></text:p>
        <text:p text:style-name="Preformatted_20_Text"><text:span text:style-name="Source_20_Text"><text:s text:c="20"/>environment name: 'DEPLOY_TO', value: 'production'</text:span></text:p>
        <text:p text:style-name="Preformatted_20_Text"><text:span text:style-name="Source_20_Text"><text:s text:c="20"/>environment name: 'DEPLOY_TO', value: 'staging'</text:span></text:p>
        <text:p text:style-name="Preformatted_20_Text"><text:span text:style-name="Source_20_Text"><text:s text:c="16"/>}</text:span></text:p>
        <text:p text:style-name="Preformatted_20_Text"><text:soft-page-break/><text:span text:style-name="Source_20_Text"><text:s text:c="12"/>}</text:span></text:p>
        <text:p text:style-name="Preformatted_20_Text"><text:span text:style-name="Source_20_Text"><text:s text:c="12"/>steps {</text:span></text:p>
        <text:p text:style-name="Preformatted_20_Text"><text:span text:style-name="Source_20_Text"><text:s text:c="16"/>echo 'Deploying'</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stages {</text:span></text:p>
        <text:p text:style-name="Preformatted_20_Text"><text:span text:style-name="Source_20_Text"><text:s text:c="8"/>stage('Example Build') {</text:span></text:p>
        <text:p text:style-name="Preformatted_20_Text"><text:span text:style-name="Source_20_Text"><text:s text:c="12"/>steps {</text:span></text:p>
        <text:p text:style-name="Preformatted_20_Text"><text:span text:style-name="Source_20_Text"><text:s text:c="16"/>echo 'Hello Wor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stage('Example Deploy') {</text:span></text:p>
        <text:p text:style-name="Preformatted_20_Text"><text:span text:style-name="Source_20_Text"><text:s text:c="12"/>when {</text:span></text:p>
        <text:p text:style-name="Preformatted_20_Text"><text:span text:style-name="Source_20_Text"><text:s text:c="16"/>expression { BRANCH_NAME ==~ /(production|staging)/ }</text:span></text:p>
        <text:p text:style-name="Preformatted_20_Text"><text:span text:style-name="Source_20_Text"><text:s text:c="16"/>anyOf {</text:span></text:p>
        <text:p text:style-name="Preformatted_20_Text"><text:span text:style-name="Source_20_Text"><text:s text:c="20"/>environment name: 'DEPLOY_TO', value: 'production'</text:span></text:p>
        <text:p text:style-name="Preformatted_20_Text"><text:span text:style-name="Source_20_Text"><text:s text:c="20"/>environment name: 'DEPLOY_TO', value: 'staging'</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steps {</text:span></text:p>
        <text:p text:style-name="Preformatted_20_Text"><text:span text:style-name="Source_20_Text"><text:s text:c="16"/>echo 'Deploying'</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Jenkinsfile (Declarative Pipeline)</text:p>
        <text:p text:style-name="Preformatted_20_Text"><text:span text:style-name="Source_20_Text">pipeline {</text:span></text:p>
        <text:p text:style-name="Preformatted_20_Text"><text:span text:style-name="Source_20_Text"><text:s text:c="4"/>agent none</text:span></text:p>
        <text:p text:style-name="Preformatted_20_Text"><text:span text:style-name="Source_20_Text"><text:s text:c="4"/>stages {</text:span></text:p>
        <text:p text:style-name="Preformatted_20_Text"><text:span text:style-name="Source_20_Text"><text:s text:c="8"/>stage('Example Build') {</text:span></text:p>
        <text:p text:style-name="Preformatted_20_Text"><text:span text:style-name="Source_20_Text"><text:s text:c="12"/>steps {</text:span></text:p>
        <text:p text:style-name="Preformatted_20_Text"><text:span text:style-name="Source_20_Text"><text:s text:c="16"/>echo 'Hello World'</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stage('Example Deploy') {</text:span></text:p>
        <text:p text:style-name="Preformatted_20_Text"><text:span text:style-name="Source_20_Text"><text:s text:c="12"/>agent {</text:span></text:p>
        <text:p text:style-name="Preformatted_20_Text"><text:span text:style-name="Source_20_Text"><text:s text:c="16"/>label "some-label"</text:span></text:p>
        <text:p text:style-name="Preformatted_20_Text"><text:span text:style-name="Source_20_Text"><text:s text:c="12"/>}</text:span></text:p>
        <text:p text:style-name="Preformatted_20_Text"><text:span text:style-name="Source_20_Text"><text:s text:c="12"/>when {</text:span></text:p>
        <text:p text:style-name="Preformatted_20_Text"><text:span text:style-name="Source_20_Text"><text:s text:c="16"/>beforeAgent true</text:span></text:p>
        <text:p text:style-name="Preformatted_20_Text"><text:span text:style-name="Source_20_Text"><text:s text:c="16"/>branch 'production'</text:span></text:p>
        <text:p text:style-name="Preformatted_20_Text"><text:span text:style-name="Source_20_Text"><text:s text:c="12"/>}</text:span></text:p>
        <text:p text:style-name="Preformatted_20_Text"><text:span text:style-name="Source_20_Text"><text:s text:c="12"/>steps {</text:span></text:p>
        <text:p text:style-name="Preformatted_20_Text"><text:span text:style-name="Source_20_Text"><text:s text:c="16"/>echo 'Deploying'</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3" text:outline-level="3"><text:bookmark text:name="parallel"/><text:soft-page-break/>Parallel</text:h>
        <text:p text:style-name="Text_20_body">Stages in Declarative Pipeline may declare a number of nested stages within them, which will be executed in parallel. Note that a stage must have one and only one of either <text:span text:style-name="Source_20_Text">steps</text:span> or <text:span text:style-name="Source_20_Text">parallel</text:span>. The nested stages cannot contain further <text:span text:style-name="Source_20_Text">parallel</text:span> stages themselves, but otherwise behave the same as any other <text:span text:style-name="Source_20_Text">stage</text:span>. Any stage containing <text:span text:style-name="Source_20_Text">parallel</text:span> cannot contain <text:span text:style-name="Source_20_Text">agent</text:span> or <text:span text:style-name="Source_20_Text">tools</text:span>, since those are not relevant without <text:span text:style-name="Source_20_Text">steps</text:span>.</text:p>
        <text:p text:style-name="Text_20_body">In addition, you can force your <text:span text:style-name="Source_20_Text">parallel</text:span> stages to all be aborted when one of them fails, by adding <text:span text:style-name="Source_20_Text">failFast true</text:span> to the <text:span text:style-name="Source_20_Text">stage</text:span> containing the <text:span text:style-name="Source_20_Text">parallel</text:span>.</text:p>
        <text:h text:style-name="Heading_20_4" text:outline-level="4"><text:bookmark text:name="parallel-stages-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stages {</text:span></text:p>
        <text:p text:style-name="Preformatted_20_Text"><text:span text:style-name="Source_20_Text"><text:s text:c="8"/>stage('Non-Parallel Stage') {</text:span></text:p>
        <text:p text:style-name="Preformatted_20_Text"><text:span text:style-name="Source_20_Text"><text:s text:c="12"/>steps {</text:span></text:p>
        <text:p text:style-name="Preformatted_20_Text"><text:span text:style-name="Source_20_Text"><text:s text:c="16"/>echo 'This stage will be executed first.'</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stage('Parallel Stage') {</text:span></text:p>
        <text:p text:style-name="Preformatted_20_Text"><text:span text:style-name="Source_20_Text"><text:s text:c="12"/>when {</text:span></text:p>
        <text:p text:style-name="Preformatted_20_Text"><text:span text:style-name="Source_20_Text"><text:s text:c="16"/>branch 'master'</text:span></text:p>
        <text:p text:style-name="Preformatted_20_Text"><text:span text:style-name="Source_20_Text"><text:s text:c="12"/>}</text:span></text:p>
        <text:p text:style-name="Preformatted_20_Text"><text:span text:style-name="Source_20_Text"><text:s text:c="12"/>failFast true</text:span></text:p>
        <text:p text:style-name="Preformatted_20_Text"><text:span text:style-name="Source_20_Text"><text:s text:c="12"/>parallel {</text:span></text:p>
        <text:p text:style-name="Preformatted_20_Text"><text:span text:style-name="Source_20_Text"><text:s text:c="16"/>stage('Branch A') {</text:span></text:p>
        <text:p text:style-name="Preformatted_20_Text"><text:span text:style-name="Source_20_Text"><text:s text:c="20"/>agent {</text:span></text:p>
        <text:p text:style-name="Preformatted_20_Text"><text:span text:style-name="Source_20_Text"><text:s text:c="24"/>label "for-branch-a"</text:span></text:p>
        <text:p text:style-name="Preformatted_20_Text"><text:span text:style-name="Source_20_Text"><text:s text:c="20"/>}</text:span></text:p>
        <text:p text:style-name="Preformatted_20_Text"><text:span text:style-name="Source_20_Text"><text:s text:c="20"/>steps {</text:span></text:p>
        <text:p text:style-name="Preformatted_20_Text"><text:span text:style-name="Source_20_Text"><text:s text:c="24"/>echo "On Branch A"</text:span></text:p>
        <text:p text:style-name="Preformatted_20_Text"><text:span text:style-name="Source_20_Text"><text:s text:c="20"/>}</text:span></text:p>
        <text:p text:style-name="Preformatted_20_Text"><text:span text:style-name="Source_20_Text"><text:s text:c="16"/>}</text:span></text:p>
        <text:p text:style-name="Preformatted_20_Text"><text:span text:style-name="Source_20_Text"><text:s text:c="16"/>stage('Branch B') {</text:span></text:p>
        <text:p text:style-name="Preformatted_20_Text"><text:span text:style-name="Source_20_Text"><text:s text:c="20"/>agent {</text:span></text:p>
        <text:p text:style-name="Preformatted_20_Text"><text:span text:style-name="Source_20_Text"><text:s text:c="24"/>label "for-branch-b"</text:span></text:p>
        <text:p text:style-name="Preformatted_20_Text"><text:span text:style-name="Source_20_Text"><text:s text:c="20"/>}</text:span></text:p>
        <text:p text:style-name="Preformatted_20_Text"><text:span text:style-name="Source_20_Text"><text:s text:c="20"/>steps {</text:span></text:p>
        <text:p text:style-name="Preformatted_20_Text"><text:span text:style-name="Source_20_Text"><text:s text:c="24"/>echo "On Branch B"</text:span></text:p>
        <text:p text:style-name="Preformatted_20_Text"><text:span text:style-name="Source_20_Text"><text:s text:c="20"/>}</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h text:style-name="Heading_20_3" text:outline-level="3"><text:bookmark text:name="declarative-steps"/>Steps</text:h>
        <text:p text:style-name="Text_20_body">Declarative Pipelines may use all the available steps documented in the <text:a xlink:type="simple" xlink:href="https://jenkins.io/doc/pipeline/steps" text:style-name="Internet_20_link" text:visited-style-name="Visited_20_Internet_20_Link">Pipeline Steps reference</text:a>, which contains a comprehensive list of steps, with the addition of the steps listed below which are <text:span text:style-name="Strong_20_Emphasis">only supported</text:span> in Declarative Pipeline.</text:p>
        <text:h text:style-name="Heading_20_4" text:outline-level="4"><text:bookmark text:name="script"/><text:soft-page-break/>script</text:h>
        <text:p text:style-name="Text_20_body">The <text:span text:style-name="Source_20_Text">script</text:span> step takes a block of <text:a xlink:type="simple" xlink:href="#scripted-pipeline" text:style-name="Internet_20_link" text:visited-style-name="Visited_20_Internet_20_Link">Scripted Pipeline</text:a> and executes that in the Declarative Pipeline. For most use-cases, the <text:span text:style-name="Source_20_Text">script</text:span> step should be unnecessary in Declarative Pipelines, but it can provide a useful "escape hatch." <text:span text:style-name="Source_20_Text">script</text:span> blocks of non-trivial size and/or complexity should be moved into <text:a xlink:type="simple" xlink:href="https://jenkins.io/doc/book/pipeline/syntax/../shared-libraries/" text:style-name="Internet_20_link" text:visited-style-name="Visited_20_Internet_20_Link">Shared Libraries</text:a> instead.</text:p>
        <text:h text:style-name="Heading_20_5" text:outline-level="5"><text:bookmark text:name="script-example"/>Example</text:h>
        <text:p text:style-name="Text_20_body">Jenkinsfile (Declarative Pipeline)</text:p>
        <text:p text:style-name="Preformatted_20_Text"><text:span text:style-name="Source_20_Text">pipeline {</text:span></text:p>
        <text:p text:style-name="Preformatted_20_Text"><text:span text:style-name="Source_20_Text"><text:s text:c="4"/>agent any</text:span></text:p>
        <text:p text:style-name="Preformatted_20_Text"><text:span text:style-name="Source_20_Text"><text:s text:c="4"/>stages {</text:span></text:p>
        <text:p text:style-name="Preformatted_20_Text"><text:span text:style-name="Source_20_Text"><text:s text:c="8"/>stage('Example') {</text:span></text:p>
        <text:p text:style-name="Preformatted_20_Text"><text:span text:style-name="Source_20_Text"><text:s text:c="12"/>steps {</text:span></text:p>
        <text:p text:style-name="Preformatted_20_Text"><text:span text:style-name="Source_20_Text"><text:s text:c="16"/>echo 'Hello World'</text:span></text:p>
        <text:p text:style-name="Preformatted_20_Text"/>
        <text:p text:style-name="Preformatted_20_Text"><text:span text:style-name="Source_20_Text"><text:s text:c="16"/>script {</text:span></text:p>
        <text:p text:style-name="Preformatted_20_Text"><text:span text:style-name="Source_20_Text"><text:s text:c="20"/>def browsers = ['chrome', 'firefox']</text:span></text:p>
        <text:p text:style-name="Preformatted_20_Text"><text:span text:style-name="Source_20_Text"><text:s text:c="20"/>for (int i = 0; i &lt; browsers.size(); ++i) {</text:span></text:p>
        <text:p text:style-name="Preformatted_20_Text"><text:span text:style-name="Source_20_Text"><text:s text:c="24"/>echo "Testing the ${browsers[i]} browser"</text:span></text:p>
        <text:p text:style-name="Preformatted_20_Text"><text:span text:style-name="Source_20_Text"><text:s text:c="20"/>}</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22:12:51.276021173</meta:creation-date>
    <dc:date>2018-04-02T22:14:49.015003608</dc:date>
    <meta:editing-duration>PT2M</meta:editing-duration>
    <meta:editing-cycles>1</meta:editing-cycles>
    <meta:document-statistic meta:table-count="23" meta:image-count="0" meta:object-count="0" meta:page-count="19" meta:paragraph-count="660" meta:word-count="3787" meta:character-count="26630" meta:non-whitespace-character-count="20124"/>
    <meta:generator>LibreOffice/5.4.5.1$Linux_X86_64 LibreOffice_project/40m0$Build-1</meta:generator>
  </office:meta>
</office:document-meta>
</file>